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501cm" table:align="left"/>
    </style:style>
    <style:style style:name="Таблица1.A" style:family="table-column">
      <style:table-column-properties style:column-width="5.794cm"/>
    </style:style>
    <style:style style:name="Таблица1.B" style:family="table-column">
      <style:table-column-properties style:column-width="12.707cm"/>
    </style:style>
    <style:style style:name="Таблица1.1" style:family="table-row">
      <style:table-row-properties fo:background-color="#eaeee5">
        <style:background-image/>
      </style:table-row-properties>
    </style:style>
    <style:style style:name="Таблица1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1.A2" style:family="table-cell">
      <style:table-cell-properties style:vertical-align="middle" fo:padding="0.049cm" fo:border="none"/>
    </style:style>
    <style:style style:name="Таблица2" style:family="table">
      <style:table-properties style:width="18.501cm" table:align="left"/>
    </style:style>
    <style:style style:name="Таблица2.A" style:family="table-column">
      <style:table-column-properties style:column-width="3.572cm"/>
    </style:style>
    <style:style style:name="Таблица2.B" style:family="table-column">
      <style:table-column-properties style:column-width="14.93cm"/>
    </style:style>
    <style:style style:name="Таблица2.1" style:family="table-row">
      <style:table-row-properties fo:background-color="#eaeee5">
        <style:background-image/>
      </style:table-row-properties>
    </style:style>
    <style:style style:name="Таблица2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2.A2" style:family="table-cell">
      <style:table-cell-properties style:vertical-align="middle" fo:padding="0.049cm" fo:border="none"/>
    </style:style>
    <style:style style:name="Таблица3" style:family="table">
      <style:table-properties style:width="18.501cm" table:align="left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14.956cm"/>
    </style:style>
    <style:style style:name="Таблица3.1" style:family="table-row">
      <style:table-row-properties fo:background-color="#eaeee5">
        <style:background-image/>
      </style:table-row-properties>
    </style:style>
    <style:style style:name="Таблица3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3.A2" style:family="table-cell">
      <style:table-cell-properties style:vertical-align="middle" fo:padding="0.049cm" fo:border="none"/>
    </style:style>
    <style:style style:name="Таблица4" style:family="table">
      <style:table-properties style:width="18.501cm" table:align="left"/>
    </style:style>
    <style:style style:name="Таблица4.A" style:family="table-column">
      <style:table-column-properties style:column-width="3.545cm"/>
    </style:style>
    <style:style style:name="Таблица4.B" style:family="table-column">
      <style:table-column-properties style:column-width="14.956cm"/>
    </style:style>
    <style:style style:name="Таблица4.1" style:family="table-row">
      <style:table-row-properties fo:background-color="#eaeee5">
        <style:background-image/>
      </style:table-row-properties>
    </style:style>
    <style:style style:name="Таблица4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4.A2" style:family="table-cell">
      <style:table-cell-properties style:vertical-align="middle" fo:padding="0.049cm" fo:border="none"/>
    </style:style>
    <style:style style:name="Таблица5" style:family="table">
      <style:table-properties style:width="18.501cm" table:align="left"/>
    </style:style>
    <style:style style:name="Таблица5.A" style:family="table-column">
      <style:table-column-properties style:column-width="6.747cm"/>
    </style:style>
    <style:style style:name="Таблица5.B" style:family="table-column">
      <style:table-column-properties style:column-width="11.755cm"/>
    </style:style>
    <style:style style:name="Таблица5.1" style:family="table-row">
      <style:table-row-properties fo:background-color="#eaeee5">
        <style:background-image/>
      </style:table-row-properties>
    </style:style>
    <style:style style:name="Таблица5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5.A2" style:family="table-cell">
      <style:table-cell-properties style:vertical-align="middle" fo:padding="0.049cm" fo:border="none"/>
    </style:style>
    <style:style style:name="Таблица6" style:family="table">
      <style:table-properties style:width="18.501cm" table:align="left"/>
    </style:style>
    <style:style style:name="Таблица6.A" style:family="table-column">
      <style:table-column-properties style:column-width="3.307cm"/>
    </style:style>
    <style:style style:name="Таблица6.B" style:family="table-column">
      <style:table-column-properties style:column-width="15.194cm"/>
    </style:style>
    <style:style style:name="Таблица6.1" style:family="table-row">
      <style:table-row-properties fo:background-color="#eaeee5">
        <style:background-image/>
      </style:table-row-properties>
    </style:style>
    <style:style style:name="Таблица6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6.A2" style:family="table-cell">
      <style:table-cell-properties style:vertical-align="middle" fo:padding="0.049cm" fo:border="none"/>
    </style:style>
    <style:style style:name="Таблица7" style:family="table">
      <style:table-properties style:width="18.383cm" table:align="left"/>
    </style:style>
    <style:style style:name="Таблица7.A" style:family="table-column">
      <style:table-column-properties style:column-width="3.307cm"/>
    </style:style>
    <style:style style:name="Таблица7.B" style:family="table-column">
      <style:table-column-properties style:column-width="15.076cm"/>
    </style:style>
    <style:style style:name="Таблица7.1" style:family="table-row">
      <style:table-row-properties fo:background-color="#eaeee5">
        <style:background-image/>
      </style:table-row-properties>
    </style:style>
    <style:style style:name="Таблица7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7.A2" style:family="table-cell">
      <style:table-cell-properties style:vertical-align="middle" fo:padding="0.049cm" fo:border="none"/>
    </style:style>
    <style:style style:name="Таблица8" style:family="table">
      <style:table-properties style:width="18.501cm" table:align="left"/>
    </style:style>
    <style:style style:name="Таблица8.A" style:family="table-column">
      <style:table-column-properties style:column-width="3.149cm"/>
    </style:style>
    <style:style style:name="Таблица8.B" style:family="table-column">
      <style:table-column-properties style:column-width="15.353cm"/>
    </style:style>
    <style:style style:name="Таблица8.1" style:family="table-row">
      <style:table-row-properties fo:background-color="#eaeee5">
        <style:background-image/>
      </style:table-row-properties>
    </style:style>
    <style:style style:name="Таблица8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8.A2" style:family="table-cell">
      <style:table-cell-properties style:vertical-align="middle" fo:padding="0.049cm" fo:border="none"/>
    </style:style>
    <style:style style:name="Таблица9" style:family="table">
      <style:table-properties style:width="18.501cm" table:align="left"/>
    </style:style>
    <style:style style:name="Таблица9.A" style:family="table-column">
      <style:table-column-properties style:column-width="3.466cm"/>
    </style:style>
    <style:style style:name="Таблица9.B" style:family="table-column">
      <style:table-column-properties style:column-width="15.035cm"/>
    </style:style>
    <style:style style:name="Таблица9.1" style:family="table-row">
      <style:table-row-properties fo:background-color="#eaeee5">
        <style:background-image/>
      </style:table-row-properties>
    </style:style>
    <style:style style:name="Таблица9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9.A2" style:family="table-cell">
      <style:table-cell-properties style:vertical-align="middle" fo:padding="0.049cm" fo:border="none"/>
    </style:style>
    <style:style style:name="Таблица10" style:family="table">
      <style:table-properties style:width="18.501cm" table:align="left"/>
    </style:style>
    <style:style style:name="Таблица10.A" style:family="table-column">
      <style:table-column-properties style:column-width="3.598cm"/>
    </style:style>
    <style:style style:name="Таблица10.B" style:family="table-column">
      <style:table-column-properties style:column-width="14.903cm"/>
    </style:style>
    <style:style style:name="Таблица10.1" style:family="table-row">
      <style:table-row-properties fo:background-color="#eaeee5">
        <style:background-image/>
      </style:table-row-properties>
    </style:style>
    <style:style style:name="Таблица10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10.A2" style:family="table-cell">
      <style:table-cell-properties style:vertical-align="middle" fo:padding="0.049cm" fo:border="none"/>
    </style:style>
    <style:style style:name="Таблица11" style:family="table">
      <style:table-properties style:width="18.501cm" table:align="left"/>
    </style:style>
    <style:style style:name="Таблица11.A" style:family="table-column">
      <style:table-column-properties style:column-width="4.128cm"/>
    </style:style>
    <style:style style:name="Таблица11.B" style:family="table-column">
      <style:table-column-properties style:column-width="14.374cm"/>
    </style:style>
    <style:style style:name="Таблица11.1" style:family="table-row">
      <style:table-row-properties fo:background-color="#eaeee5">
        <style:background-image/>
      </style:table-row-properties>
    </style:style>
    <style:style style:name="Таблица11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11.A2" style:family="table-cell">
      <style:table-cell-properties style:vertical-align="middle" fo:padding="0.049cm" fo:border="none"/>
    </style:style>
    <style:style style:name="Таблица12" style:family="table">
      <style:table-properties style:width="18.494cm" table:align="left"/>
    </style:style>
    <style:style style:name="Таблица12.A" style:family="table-column">
      <style:table-column-properties style:column-width="3.307cm"/>
    </style:style>
    <style:style style:name="Таблица12.B" style:family="table-column">
      <style:table-column-properties style:column-width="15.187cm"/>
    </style:style>
    <style:style style:name="Таблица12.1" style:family="table-row">
      <style:table-row-properties fo:background-color="#eaeee5">
        <style:background-image/>
      </style:table-row-properties>
    </style:style>
    <style:style style:name="Таблица12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12.A2" style:family="table-cell">
      <style:table-cell-properties style:vertical-align="middle" fo:padding="0.049cm" fo:border="none"/>
    </style:style>
    <style:style style:name="Таблица13" style:family="table">
      <style:table-properties style:width="18.501cm" table:align="left"/>
    </style:style>
    <style:style style:name="Таблица13.A" style:family="table-column">
      <style:table-column-properties style:column-width="3.334cm"/>
    </style:style>
    <style:style style:name="Таблица13.B" style:family="table-column">
      <style:table-column-properties style:column-width="15.168cm"/>
    </style:style>
    <style:style style:name="Таблица13.1" style:family="table-row">
      <style:table-row-properties fo:background-color="#eaeee5">
        <style:background-image/>
      </style:table-row-properties>
    </style:style>
    <style:style style:name="Таблица13.A1" style:family="table-cell">
      <style:table-cell-properties style:vertical-align="middle" fo:background-color="#666666" fo:padding="0.049cm" fo:border="none">
        <style:background-image/>
      </style:table-cell-properties>
    </style:style>
    <style:style style:name="Таблица13.A2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P7" style:family="paragraph" style:parent-style-name="Text_20_body">
      <style:paragraph-properties fo:margin-left="1.251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Courier New" fo:font-size="11pt" fo:language="ru" fo:country="RU" style:font-size-asian="11pt" style:font-size-complex="11pt"/>
    </style:style>
    <style:style style:name="P8" style:family="paragraph" style:parent-style-name="Text_20_body">
      <style:paragraph-properties fo:margin-left="1.251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Courier New" fo:font-size="11pt" fo:language="ru" fo:country="RU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10" style:family="paragraph" style:parent-style-name="Text_20_body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11" style:family="paragraph" style:parent-style-name="Table_20_Contents">
      <style:paragraph-properties fo:padding="0.132cm" fo:border="0.002cm solid #dcdcdc"/>
    </style:style>
    <style:style style:name="P12" style:family="paragraph" style:parent-style-name="Table_20_Contents">
      <style:paragraph-properties fo:padding="0.132cm" fo:border="0.002cm solid #dcdcdc">
        <style:tab-stops>
          <style:tab-stop style:position="12.541cm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14" style:family="paragraph" style:parent-style-name="Table_20_Contents">
      <style:paragraph-properties fo:padding="0.132cm" fo:border="0.002cm solid #dcdcdc"/>
    </style:style>
    <style:style style:name="P15" style:family="paragraph" style:parent-style-name="Table_20_Contents">
      <style:paragraph-properties fo:padding="0.132cm" fo:border="0.002cm solid #dcdcdc"/>
      <style:text-properties style:use-window-font-color="true"/>
    </style:style>
    <style:style style:name="P16" style:family="paragraph" style:parent-style-name="Table_20_Contents">
      <style:paragraph-properties fo:padding="0.132cm" fo:border="0.002cm solid #dcdcdc"/>
      <style:text-properties style:use-window-font-color="true" style:text-line-through-style="none" fo:language="ru" fo:country="RU" style:text-underline-style="none" fo:font-weight="bold" style:text-blinking="false"/>
    </style:style>
    <style:style style:name="P17" style:family="paragraph" style:parent-style-name="Table_20_Contents">
      <style:paragraph-properties fo:padding="0.132cm" fo:border="0.002cm solid #dcdcdc">
        <style:tab-stops>
          <style:tab-stop style:position="12.541cm"/>
        </style:tab-stops>
      </style:paragraph-properties>
      <style:text-properties style:use-window-font-color="true" style:text-line-through-style="none" fo:language="ru" fo:country="RU" style:text-underline-style="none" fo:font-weight="bold" style:text-blinking="false"/>
    </style:style>
    <style:style style:name="P18" style:family="paragraph" style:parent-style-name="Table_20_Contents">
      <style:paragraph-properties fo:padding="0.132cm" fo:border="0.002cm solid #dcdcdc"/>
      <style:text-properties style:use-window-font-color="true" fo:language="ru" fo:country="RU"/>
    </style:style>
    <style:style style:name="P19" style:family="paragraph" style:parent-style-name="Table_20_Contents">
      <style:paragraph-properties fo:padding="0.132cm" fo:border="0.002cm solid #dcdcdc">
        <style:tab-stops>
          <style:tab-stop style:position="12.541cm"/>
        </style:tab-stops>
      </style:paragraph-properties>
      <style:text-properties style:use-window-font-color="true" fo:language="ru" fo:country="RU"/>
    </style:style>
    <style:style style:name="P20" style:family="paragraph" style:parent-style-name="Table_20_Contents">
      <style:paragraph-properties fo:padding="0.132cm" fo:border="0.002cm solid #dcdcdc"/>
      <style:text-properties fo:language="ru" fo:country="RU"/>
    </style:style>
    <style:style style:name="P21" style:family="paragraph" style:parent-style-name="Table_20_Contents">
      <style:paragraph-properties fo:padding="0.132cm" fo:border="0.002cm solid #dcdcdc"/>
      <style:text-properties fo:language="ru" fo:country="RU" fo:font-weight="bold"/>
    </style:style>
    <style:style style:name="P22" style:family="paragraph" style:parent-style-name="Table_20_Contents">
      <style:paragraph-properties fo:padding="0.132cm" fo:border="0.002cm solid #dcdcdc"/>
      <style:text-properties fo:font-weight="bold"/>
    </style:style>
    <style:style style:name="P23" style:family="paragraph" style:parent-style-name="Table_20_Contents">
      <style:paragraph-properties fo:padding="0.132cm" fo:border="0.002cm solid #dcdcdc"/>
      <style:text-properties fo:language="en" fo:country="US" fo:font-weight="bold"/>
    </style:style>
    <style:style style:name="P24" style:family="paragraph" style:parent-style-name="Table_20_Heading">
      <style:paragraph-properties fo:text-align="start" style:justify-single-word="false" fo:padding="0.132cm" fo:border="0.002cm solid #000000"/>
      <style:text-properties fo:color="#ffffff" fo:language="ru" fo:country="RU"/>
    </style:style>
    <style:style style:name="P25" style:family="paragraph" style:parent-style-name="Table_20_Heading">
      <style:paragraph-properties fo:text-align="start" style:justify-single-word="false" fo:padding="0.132cm" fo:border="0.002cm solid #000000"/>
      <style:text-properties fo:color="#ffffff"/>
    </style:style>
    <style:style style:name="P26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use-window-font-color="true" style:font-name="Times New Roman" fo:font-size="14pt" fo:language="ru" fo:country="RU" style:font-size-asian="14pt" style:font-size-complex="14pt"/>
    </style:style>
    <style:style style:name="P29" style:family="paragraph" style:parent-style-name="Text_20_body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en" fo:country="US" style:font-size-asian="14pt" style:font-size-complex="14pt"/>
    </style:style>
    <style:style style:name="P30" style:family="paragraph" style:parent-style-name="Text_20_body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ru" fo:country="RU" style:font-size-asian="14pt" style:font-size-complex="14pt"/>
    </style:style>
    <style:style style:name="P3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3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Courier New" fo:font-size="11pt" fo:language="ru" fo:country="RU" style:font-size-asian="11pt" style:font-size-complex="11pt"/>
    </style:style>
    <style:style style:name="T1" style:family="text">
      <style:text-properties fo:font-variant="normal" fo:text-transform="none" style:use-window-font-color="true" style:font-name="Times New Roman" fo:font-size="18pt" fo:letter-spacing="normal" fo:language="ru" fo:country="RU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use-window-font-color="true" style:text-line-through-style="none" fo:language="en" fo:country="US" style:text-underline-style="none" fo:font-weight="bold" style:text-blinking="false"/>
    </style:style>
    <style:style style:name="T5" style:family="text">
      <style:text-properties style:use-window-font-color="true" style:text-line-through-style="none" style:text-underline-style="none" fo:font-weight="bold" style:text-blinking="false"/>
    </style:style>
    <style:style style:name="T6" style:family="text">
      <style:text-properties style:use-window-font-color="true" style:text-line-through-style="none" fo:language="ru" fo:country="RU" style:text-underline-style="none" fo:font-weight="bold" style:text-blinking="fals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1f7878" style:text-line-through-style="none" style:text-underline-style="none" fo:font-weight="bold" style:text-blinking="false"/>
    </style:style>
    <style:style style:name="T9" style:family="text">
      <style:text-properties style:text-line-through-style="none" style:text-underline-style="none" fo:font-weight="bold" style:text-blinking="fals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Source_20_Text"><text:span text:style-name="T1">Справочник по jQuery</text:span></text:span></text:h>
      <text:p text:style-name="P3">Добавление jQuery на страницы <text:span text:style-name="T10">( http://jquery.com/ )</text:span></text:p>
      <text:p text:style-name="P5">&lt;script type="text/javascript" src="./jquery.js"&gt;&lt;/script&gt;</text:p>
      <text:p text:style-name="P9"/>
      <text:p text:style-name="P7">&lt;script type="text/javascript" <text:line-break/>src="http://ajax.googleapis.com/ajax/libs/jquery/3.2.1/jquery.min.js"&gt;<text:line-break/>&lt;/script&gt;</text:p>
      <text:p text:style-name="P3"/>
      <text:p text:style-name="P3">Использования jQuery</text:p>
      <text:p text:style-name="P5">$(document).ready(function(){</text:p>
      <text:p text:style-name="P5"><text:tab/>$(":button").click(function(){</text:p>
      <text:p text:style-name="P5"><text:tab/><text:tab/>$(":button").hide();</text:p>
      <text:p text:style-name="P5"><text:tab/><text:tab/>$("#wrap1").addClass("add");</text:p>
      <text:p text:style-name="P5"><text:tab/><text:tab/>$("#wrap1").animate({height:280}, 2000); </text:p>
      <text:p text:style-name="P5"><text:tab/><text:tab/>$("#wrap1").animate({width:400}, 2000); </text:p>
      <text:p text:style-name="P5"><text:tab/><text:tab/>$("#wrap1").animate({padding:20}, 2000, function(){</text:p>
      <text:p text:style-name="P5"><text:tab/><text:tab/><text:tab/>$("#text1").hide(2000,function(){</text:p>
      <text:p text:style-name="P5"><text:tab/><text:tab/><text:tab/><text:tab/>$("#text2").show(2000);</text:p>
      <text:p text:style-name="P5"><text:tab/><text:tab/><text:tab/>});</text:p>
      <text:p text:style-name="P5"><text:tab/><text:tab/>});</text:p>
      <text:p text:style-name="P5"><text:tab/>});</text:p>
      <text:p text:style-name="P7">});</text:p>
      <text:p text:style-name="P3"/>
      <text:p text:style-name="P3">Стандартный синтаксис jQuery команд</text:p>
      <text:p text:style-name="P8">$(селектор).метод();</text:p>
      <text:p text:style-name="P3"/>
      <text:p text:style-name="P3">Селекторы</text:p>
      <text:p text:style-name="P4">С помощью селекторов Вы можете выбирать элементы на странице для применения к ним определенных действий.</text:p>
      <text:p text:style-name="P4"/>
      <text:p text:style-name="P4">$(document).ready(function(){</text:p>
      <text:p text:style-name="P4"><text:tab/>$("p").css("fontSize","20px"); <text:tab/><text:tab/><text:tab/>// абзацы</text:p>
      <text:p text:style-name="P4"><text:tab/>$("#el2").css("color","green"); <text:tab/><text:tab/><text:tab/>// элемент с id=el2</text:p>
      <text:p text:style-name="P4"><text:tab/>$(".el3").css("color","red"); <text:tab/><text:tab/><text:tab/>// элемент с class=el3</text:p>
      <text:p text:style-name="P4"><text:tab/>$("#el2,.el3").css("fontWeight","bold"); <text:tab/>// элемент с id=el2 и class=el3</text:p>
      <text:p text:style-name="P4"><text:tab/>$(":input").css("color","blue"); <text:tab/><text:tab/><text:tab/>// текста кнопки</text:p>
      <text:p text:style-name="P4"><text:tab/>$("[href]").css("fontSize","20px"); <text:tab/><text:tab/>// элементы с атрибутом href</text:p>
      <text:p text:style-name="P4"><text:tab/>$("[href='http://google.com/']").css("color","green"); <text:tab/>// ссылки </text:p>
      <text:p text:style-name="P4">});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24">Пример</text:p>
          </table:table-cell>
          <table:table-cell table:style-name="Таблица1.A1" office:value-type="string">
            <text:p text:style-name="P24">Описание</text:p>
          </table:table-cell>
        </table:table-row>
        <table:table-row>
          <table:table-cell table:style-name="Таблица1.A2" office:value-type="string">
            <text:p text:style-name="P21">$('*')</text:p>
          </table:table-cell>
          <table:table-cell table:style-name="Таблица1.A2" office:value-type="string">
            <text:p text:style-name="P20">Будут выбраны все элементы присутствующие на странице.</text:p>
          </table:table-cell>
        </table:table-row>
        <table:table-row table:style-name="Таблица1.1">
          <table:table-cell table:style-name="Таблица1.A2" office:value-type="string">
            <text:p text:style-name="P21">$("#el1")</text:p>
          </table:table-cell>
          <table:table-cell table:style-name="Таблица1.A2" office:value-type="string">
            <text:p text:style-name="P20">Будет выбран элемент с id=el1.</text:p>
          </table:table-cell>
        </table:table-row>
        <table:table-row>
          <table:table-cell table:style-name="Таблица1.A2" office:value-type="string">
            <text:p text:style-name="P21">$(".el1")</text:p>
          </table:table-cell>
          <table:table-cell table:style-name="Таблица1.A2" office:value-type="string">
            <text:p text:style-name="P20">Будут выбраны все элементы на странице с class=el1.</text:p>
          </table:table-cell>
        </table:table-row>
        <table:table-row table:style-name="Таблица1.1">
          <table:table-cell table:style-name="Таблица1.A2" office:value-type="string">
            <text:p text:style-name="P21">$("div")</text:p>
          </table:table-cell>
          <table:table-cell table:style-name="Таблица1.A2" office:value-type="string">
            <text:p text:style-name="P20">Будут выбраны все элементы div на странице.</text:p>
          </table:table-cell>
        </table:table-row>
        <table:table-row>
          <table:table-cell table:style-name="Таблица1.A2" office:value-type="string">
            <text:p text:style-name="P21">$("div, #el1, .el1")</text:p>
            <text:p text:style-name="P21"/>
          </table:table-cell>
          <table:table-cell table:style-name="Таблица1.A2" office:value-type="string">
            <text:p text:style-name="P20">Будут выбраны все элементы div, элемент с id="el1" и все элементы с class="el1" на странице.</text:p>
          </table:table-cell>
        </table:table-row>
        <table:table-row table:style-name="Таблица1.1">
          <table:table-cell table:style-name="Таблица1.A2" office:value-type="string">
            <text:p text:style-name="P21">$("div.el1")</text:p>
            <text:p text:style-name="P21"/>
          </table:table-cell>
          <table:table-cell table:style-name="Таблица1.A2" office:value-type="string">
            <text:p text:style-name="P20">Будут выбраны все элементы div на странице атрибут class которых равен el1.</text:p>
          </table:table-cell>
        </table:table-row>
        <table:table-row>
          <table:table-cell table:style-name="Таблица1.A2" office:value-type="string">
            <text:p text:style-name="P21">$("p &gt; div")</text:p>
            <text:p text:style-name="P21"/>
          </table:table-cell>
          <table:table-cell table:style-name="Таблица1.A2" office:value-type="string">
            <text:p text:style-name="P20">Будут выбраны все элементы потомки div родительского элемента p.</text:p>
          </table:table-cell>
        </table:table-row>
        <table:table-row table:style-name="Таблица1.1">
          <table:table-cell table:style-name="Таблица1.A2" office:value-type="string">
            <text:p text:style-name="P21">$("[src]")</text:p>
          </table:table-cell>
          <table:table-cell table:style-name="Таблица1.A2" office:value-type="string">
            <text:p text:style-name="P20">Будут выбраны все элементы на странице имеющие атрибут src.</text:p>
          </table:table-cell>
        </table:table-row>
        <table:table-row>
          <table:table-cell table:style-name="Таблица1.A2" office:value-type="string">
            <text:p text:style-name="P21">$("[src='wisdomweb.gif']")</text:p>
            <text:p text:style-name="P21"/>
          </table:table-cell>
          <table:table-cell table:style-name="Таблица1.A2" office:value-type="string">
            <text:p text:style-name="P20">Будут выбраны все элементы на странице со значениями атрибута src="wisdomweb.gif".</text:p>
          </table:table-cell>
        </table:table-row>
        <table:table-row table:style-name="Таблица1.1">
          <table:table-cell table:style-name="Таблица1.A2" office:value-type="string">
            <text:p text:style-name="P21">$("[src!='wisdomweb.gif']")</text:p>
            <text:p text:style-name="P21"/>
          </table:table-cell>
          <table:table-cell table:style-name="Таблица1.A2" office:value-type="string">
            <text:p text:style-name="P20">Будут выбраны все элементы на странице со значениями атрибута src не равными "wisdomweb.gif".</text:p>
          </table:table-cell>
        </table:table-row>
        <table:table-row>
          <table:table-cell table:style-name="Таблица1.A2" office:value-type="string">
            <text:p text:style-name="P21">$("[src^='wisdomweb']")</text:p>
            <text:p text:style-name="P21"/>
            <text:p text:style-name="P21"/>
          </table:table-cell>
          <table:table-cell table:style-name="Таблица1.A2" office:value-type="string">
            <text:p text:style-name="P20">Будут выбраны все элементы на странице со значениями атрибута src начинающимися на wisdomweb (например wisdomweb.ru, wisdomweb.gif и т.д.).</text:p>
          </table:table-cell>
        </table:table-row>
        <table:table-row table:style-name="Таблица1.1">
          <table:table-cell table:style-name="Таблица1.A2" office:value-type="string">
            <text:p text:style-name="P21">$("[src$='.gif']")</text:p>
            <text:p text:style-name="P21"/>
          </table:table-cell>
          <table:table-cell table:style-name="Таблица1.A2" office:value-type="string">
            <text:p text:style-name="P20">Будут выбраны все элементы на странице со значениями атрибута src заканчивающимися на .gif.</text:p>
          </table:table-cell>
        </table:table-row>
        <table:table-row>
          <table:table-cell table:style-name="Таблица1.A2" office:value-type="string">
            <text:p text:style-name="P21">$("[src*='wisdomweb']")</text:p>
            <text:p text:style-name="P21"/>
          </table:table-cell>
          <table:table-cell table:style-name="Таблица1.A2" office:value-type="string">
            <text:p text:style-name="P20">Будут выбраны все элементы на странице со значениями атрибута src содержащими wisdomweb.</text:p>
          </table:table-cell>
        </table:table-row>
        <table:table-row table:style-name="Таблица1.1">
          <table:table-cell table:style-name="Таблица1.A2" office:value-type="string">
            <text:p text:style-name="P21">$(":input")</text:p>
          </table:table-cell>
          <table:table-cell table:style-name="Таблица1.A2" office:value-type="string">
            <text:p text:style-name="P20">Будут выбраны все элементы input на странице.</text:p>
          </table:table-cell>
        </table:table-row>
        <table:table-row table:style-name="Таблица1.1">
          <table:table-cell table:style-name="Таблица1.A2" office:value-type="string">
            <text:p text:style-name="P21">$(":button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button.</text:p>
          </table:table-cell>
        </table:table-row>
        <table:table-row>
          <table:table-cell table:style-name="Таблица1.A2" office:value-type="string">
            <text:p text:style-name="P21">$(":text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text.</text:p>
          </table:table-cell>
        </table:table-row>
        <table:table-row table:style-name="Таблица1.1">
          <table:table-cell table:style-name="Таблица1.A2" office:value-type="string">
            <text:p text:style-name="P21">$(":password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password.</text:p>
          </table:table-cell>
        </table:table-row>
        <table:table-row>
          <table:table-cell table:style-name="Таблица1.A2" office:value-type="string">
            <text:p text:style-name="P21">$(":radio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radio.</text:p>
          </table:table-cell>
        </table:table-row>
        <table:table-row table:style-name="Таблица1.1">
          <table:table-cell table:style-name="Таблица1.A2" office:value-type="string">
            <text:p text:style-name="P21">$(":checkbox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checkbox.</text:p>
          </table:table-cell>
        </table:table-row>
        <table:table-row>
          <table:table-cell table:style-name="Таблица1.A2" office:value-type="string">
            <text:p text:style-name="P21">$(":reset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reset.</text:p>
          </table:table-cell>
        </table:table-row>
        <table:table-row table:style-name="Таблица1.1">
          <table:table-cell table:style-name="Таблица1.A2" office:value-type="string">
            <text:p text:style-name="P21">$(":image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image.</text:p>
          </table:table-cell>
        </table:table-row>
        <table:table-row>
          <table:table-cell table:style-name="Таблица1.A2" office:value-type="string">
            <text:p text:style-name="P21">$(":file")</text:p>
            <text:p text:style-name="P21"/>
          </table:table-cell>
          <table:table-cell table:style-name="Таблица1.A2" office:value-type="string">
            <text:p text:style-name="P20">Будут выбраны все элементы input на странице с атрибутом type=file.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1">$("div:first")</text:p>
          </table:table-cell>
          <table:table-cell table:style-name="Таблица1.A2" office:value-type="string">
            <text:p text:style-name="P20">Будет выбран первый div элемент на странице.</text:p>
          </table:table-cell>
        </table:table-row>
        <table:table-row>
          <table:table-cell table:style-name="Таблица1.A2" office:value-type="string">
            <text:p text:style-name="P21">$("div:last")</text:p>
          </table:table-cell>
          <table:table-cell table:style-name="Таблица1.A2" office:value-type="string">
            <text:p text:style-name="P20">Будет выбран последний div элемент на странице.</text:p>
          </table:table-cell>
        </table:table-row>
        <table:table-row table:style-name="Таблица1.1">
          <table:table-cell table:style-name="Таблица1.A2" office:value-type="string">
            <text:p text:style-name="P21">$("li:even")</text:p>
            <text:p text:style-name="P21"/>
            <text:p text:style-name="P21"/>
          </table:table-cell>
          <table:table-cell table:style-name="Таблица1.A2" office:value-type="string">
            <text:p text:style-name="P20">Будут выбраны все элементы списка с четными индексами. Так как нумерация индексов элементов начинается с 0, то по сути будут выбраны нечетные элементы т.е. 1й, 3й, 5й элементы списка и т.д.</text:p>
          </table:table-cell>
        </table:table-row>
        <table:table-row>
          <table:table-cell table:style-name="Таблица1.A2" office:value-type="string">
            <text:p text:style-name="P21">$("li:odd")</text:p>
            <text:p text:style-name="P21"/>
            <text:p text:style-name="P21"/>
          </table:table-cell>
          <table:table-cell table:style-name="Таблица1.A2" office:value-type="string">
            <text:p text:style-name="P20">Будет выбраны все элементы с нечетными индексами. Так как нумерация индексов элементов начинается с 0, то по сути будут выбраны четные элементы т.е. 2й, 4й, 6й элементы списка и т.д.</text:p>
          </table:table-cell>
        </table:table-row>
        <table:table-row table:style-name="Таблица1.1">
          <table:table-cell table:style-name="Таблица1.A2" office:value-type="string">
            <text:p text:style-name="P21">$("li:eq(3)")</text:p>
            <text:p text:style-name="P21"/>
          </table:table-cell>
          <table:table-cell table:style-name="Таблица1.A2" office:value-type="string">
            <text:p text:style-name="P20">Будет выбран 4 элемент списка (нумерация элементов в списке начинается с нуля).</text:p>
          </table:table-cell>
        </table:table-row>
        <table:table-row>
          <table:table-cell table:style-name="Таблица1.A2" office:value-type="string">
            <text:p text:style-name="P21">$("li:gt(1)")</text:p>
            <text:p text:style-name="P21"/>
          </table:table-cell>
          <table:table-cell table:style-name="Таблица1.A2" office:value-type="string">
            <text:p text:style-name="P20">Будет выбраны все элементы списка индекс которых больше 1 (т.е. все элементы списка начиная с 3 элемента).</text:p>
          </table:table-cell>
        </table:table-row>
        <table:table-row table:style-name="Таблица1.1">
          <table:table-cell table:style-name="Таблица1.A2" office:value-type="string">
            <text:p text:style-name="P21">$("li:lt(2)")</text:p>
            <text:p text:style-name="P21"/>
          </table:table-cell>
          <table:table-cell table:style-name="Таблица1.A2" office:value-type="string">
            <text:p text:style-name="P20">Будет выбраны все элементы списка индекс которых меньше 2 (т.е. первые 2 элемента списка).</text:p>
          </table:table-cell>
        </table:table-row>
        <table:table-row>
          <table:table-cell table:style-name="Таблица1.A2" office:value-type="string">
            <text:p text:style-name="P21">$(":header")</text:p>
            <text:p text:style-name="P21"/>
          </table:table-cell>
          <table:table-cell table:style-name="Таблица1.A2" office:value-type="string">
            <text:p text:style-name="P20">Будет выбраны все элементы на странице являющиеся заголовками (т.е. элементы h1, h2, h5 и т.д.).</text:p>
          </table:table-cell>
        </table:table-row>
        <table:table-row table:style-name="Таблица1.1">
          <table:table-cell table:style-name="Таблица1.A2" office:value-type="string">
            <text:p text:style-name="P21">$(":animated")</text:p>
            <text:p text:style-name="P21"/>
          </table:table-cell>
          <table:table-cell table:style-name="Таблица1.A2" office:value-type="string">
            <text:p text:style-name="P20">Будет выбраны все анимированные элементы, которые находятся на странице.</text:p>
          </table:table-cell>
        </table:table-row>
        <table:table-row>
          <table:table-cell table:style-name="Таблица1.A2" office:value-type="string">
            <text:p text:style-name="P21">$(":contains('wisdomweb')")</text:p>
          </table:table-cell>
          <table:table-cell table:style-name="Таблица1.A2" office:value-type="string">
            <text:p text:style-name="P20">Будет выбраны все элементы содержащие строку wisdomweb.</text:p>
          </table:table-cell>
        </table:table-row>
        <table:table-row table:style-name="Таблица1.1">
          <table:table-cell table:style-name="Таблица1.A2" office:value-type="string">
            <text:p text:style-name="P21">$(":empty")</text:p>
          </table:table-cell>
          <table:table-cell table:style-name="Таблица1.A2" office:value-type="string">
            <text:p text:style-name="P20">Будет выбраны все элементы не имеющие узлов потомков.</text:p>
          </table:table-cell>
        </table:table-row>
        <table:table-row>
          <table:table-cell table:style-name="Таблица1.A2" office:value-type="string">
            <text:p text:style-name="P21">$(":hidden")</text:p>
          </table:table-cell>
          <table:table-cell table:style-name="Таблица1.A2" office:value-type="string">
            <text:p text:style-name="P20">Будет выбраны все скрытые элементы на странице.</text:p>
          </table:table-cell>
        </table:table-row>
        <table:table-row table:style-name="Таблица1.1">
          <table:table-cell table:style-name="Таблица1.A2" office:value-type="string">
            <text:p text:style-name="P21">$(":visible")</text:p>
          </table:table-cell>
          <table:table-cell table:style-name="Таблица1.A2" office:value-type="string">
            <text:p text:style-name="P20">Будет выбраны все видимые элементы находящиеся на странице.</text:p>
          </table:table-cell>
        </table:table-row>
      </table:table>
      <text:p text:style-name="P10"/>
      <text:p text:style-name="P3">Обработчики событий jQuery</text:p>
      <text:p text:style-name="P2"/>
      <text:p text:style-name="P2">Обработчики событий jQuery в действии</text:p>
      <text:p text:style-name="P5">$(document).ready(function(){</text:p>
      <text:p text:style-name="P5"><text:tab/>$("p").mouseover(function(){$("p").css("color","green")});</text:p>
      <text:p text:style-name="P5"><text:tab/>$("p").mouseout(function(){$("p").css("color","black")});</text:p>
      <text:p text:style-name="P5"><text:tab/>$("#but1").click(function(){alert("правая кнопка!");});</text:p>
      <text:p text:style-name="P5"><text:tab/>$("#but2").dblclick(function(){alert("двойной клик!");});</text:p>
      <text:p text:style-name="P5">});</text:p>
      <text:p text:style-name="P2"/>
      <text:p text:style-name="P2">Объект <text:span text:style-name="T7">event</text:span> содержит информацию о произошедшем событии.</text:p>
      <text:p text:style-name="P5">$(document).ready(function(){</text:p>
      <text:p text:style-name="P5"><text:tab/>$("#square").click(function(event){</text:p>
      <text:p text:style-name="P5"><text:tab/><text:tab/>$("#coord").css("display","block");</text:p>
      <text:p text:style-name="P5"><text:tab/><text:tab/>$("#x").html(event.pageX);</text:p>
      <text:p text:style-name="P5"><text:tab/><text:tab/>$("#y").html(event.pageY);</text:p>
      <text:p text:style-name="P5"><text:tab/>});</text:p>
      <text:p text:style-name="P5">});<text:bookmark text:name="extab"/>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Таблица2.1">
          <table:table-cell table:style-name="Таблица2.A1" office:value-type="string">
            <text:p text:style-name="P24">Метод</text:p>
          </table:table-cell>
          <table:table-cell table:style-name="Таблица2.A1" office:value-type="string">
            <text:p text:style-name="P24">Описание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blur.php" text:style-name="Internet_20_link" text:visited-style-name="Visited_20_Internet_20_Link"><text:span text:style-name="T6">blur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выполнится, когда выбранный элемент перестанет быть активным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change.php" text:style-name="Internet_20_link" text:visited-style-name="Visited_20_Internet_20_Link"><text:span text:style-name="T6">change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 в случае изменения содержимого выбранного элемента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click.php" text:style-name="Internet_20_link" text:visited-style-name="Visited_20_Internet_20_Link"><text:span text:style-name="T6">click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выполнится, когда на выбранном элементе будет произведен щелчок мыши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dblclick.php" text:style-name="Internet_20_link" text:visited-style-name="Visited_20_Internet_20_Link"><text:span text:style-name="T6">dblclick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выполнится, когда на выбранном элементе будет произведен двойной щелчок мыши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error.php" text:style-name="Internet_20_link" text:visited-style-name="Visited_20_Internet_20_Link"><text:span text:style-name="T6">error()</text:span></text:a></text:p>
            <text:p text:style-name="P16"/>
            <text:p text:style-name="P16"/>
          </table:table-cell>
          <table:table-cell table:style-name="Таблица2.A2" office:value-type="string">
            <text:p text:style-name="P18">Является устаревшим в jQuery 1.8+. Привязывает или вызывает функцию, код которой выполнится если при загрузке выбранного элемента произойдет ошибк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focus.php" text:style-name="Internet_20_link" text:visited-style-name="Visited_20_Internet_20_Link"><text:span text:style-name="T6">focus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, когда выбранный элемент станет активным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focusin.php" text:style-name="Internet_20_link" text:visited-style-name="Visited_20_Internet_20_Link"><text:span text:style-name="T6">focusin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выполнится, когда выбранный элемент или один из его элементов потомков станет активным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focusout.php" text:style-name="Internet_20_link" text:visited-style-name="Visited_20_Internet_20_Link"><text:span text:style-name="T6">focusout()</text:span></text:a></text:p>
            <text:p text:style-name="P16"/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выполнится, когда выбранный элемент или один из его элементов потомков перестанет быть активным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hover.php" text:style-name="Internet_20_link" text:visited-style-name="Visited_20_Internet_20_Link"><text:span text:style-name="T6">hover()</text:span></text:a></text:p>
            <text:p text:style-name="P16"/>
            <text:p text:style-name="P16"/>
          </table:table-cell>
          <table:table-cell table:style-name="Таблица2.A2" office:value-type="string">
            <text:p text:style-name="P18">Привязывает одну или две функции к выбранному элементу. Код первой привязанной функции выполнится, когда на выбранный элемент будет наведен курсор мыши а второй, когда курсор мыши покинет пределы этого элемент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keydown.php" text:style-name="Internet_20_link" text:visited-style-name="Visited_20_Internet_20_Link"><text:span text:style-name="T6">keydown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выполнится, когда на клавиатуре будет нажата клавиша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keyup.php" text:style-name="Internet_20_link" text:visited-style-name="Visited_20_Internet_20_Link"><text:span text:style-name="T6">keyup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выполнится, когда нажатая на клавиатуре клавиша будет отпущен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loade.php" text:style-name="Internet_20_link" text:visited-style-name="Visited_20_Internet_20_Link"><text:span text:style-name="T6">load()</text:span></text:a></text:p>
            <text:p text:style-name="P16"/>
          </table:table-cell>
          <table:table-cell table:style-name="Таблица2.A2" office:value-type="string">
            <text:p text:style-name="P18">Является устаревшим в jQuery 1.8+.Привязывает или вызывает функцию, код которой будет выполнен после загрузки выбранного элемента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mousedown.php" text:style-name="Internet_20_link" text:visited-style-name="Visited_20_Internet_20_Link"><text:span text:style-name="T6">mousedown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 после нажатия клавиши мыши на выбранном элементе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mouseenter.php" text:style-name="Internet_20_link" text:visited-style-name="Visited_20_Internet_20_Link"><text:span text:style-name="T6">mouseenter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, когда на выбранный элемент будет наведен указатель мыши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mouseleave.php" text:style-name="Internet_20_link" text:visited-style-name="Visited_20_Internet_20_Link"><text:span text:style-name="T6">mouseleave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, когда указатель мыши будет выведен из границ выбранного элемент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mousemove.php" text:style-name="Internet_20_link" text:visited-style-name="Visited_20_Internet_20_Link"><text:span text:style-name="T6">mousemove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 при передвижении указателя мыши в границах выбранного элемента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mouseout.php" text:style-name="Internet_20_link" text:visited-style-name="Visited_20_Internet_20_Link"><text:span text:style-name="T6">mouseout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, когда указатель мыши будет выведен из границ выбранного элемент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mouseover.php" text:style-name="Internet_20_link" text:visited-style-name="Visited_20_Internet_20_Link"><text:span text:style-name="T6">mouseover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, когда на выбранный элемент будет наведен указатель мыши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mouseup.php" text:style-name="Internet_20_link" text:visited-style-name="Visited_20_Internet_20_Link"><text:span text:style-name="T6">mouseup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, когда нажатая кнопка мыши будет отпущен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ready.php" text:style-name="Internet_20_link" text:visited-style-name="Visited_20_Internet_20_Link"><text:span text:style-name="T6">ready()</text:span></text:a></text:p>
            <text:p text:style-name="P16"><text:soft-page-break/></text:p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, когда <text:soft-page-break/>страница будет полностью загружена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resize.php" text:style-name="Internet_20_link" text:visited-style-name="Visited_20_Internet_20_Link"><text:span text:style-name="T6">resize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 при изменении размера окна браузер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scroll.php" text:style-name="Internet_20_link" text:visited-style-name="Visited_20_Internet_20_Link"><text:span text:style-name="T6">scroll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 при прокрутке содержимого элемента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select.php" text:style-name="Internet_20_link" text:visited-style-name="Visited_20_Internet_20_Link"><text:span text:style-name="T6">select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 при выделении текста выбранного элемента.</text:p>
          </table:table-cell>
        </table:table-row>
        <table:table-row table:style-name="Таблица2.1">
          <table:table-cell table:style-name="Таблица2.A2" office:value-type="string">
            <text:p text:style-name="P11"><text:a xlink:type="simple" xlink:href="http://www.wisdomweb.ru/JQd/submit.php" text:style-name="Internet_20_link" text:visited-style-name="Visited_20_Internet_20_Link"><text:span text:style-name="T6">submit()</text:span></text:a></text:p>
            <text:p text:style-name="P16"/>
          </table:table-cell>
          <table:table-cell table:style-name="Таблица2.A2" office:value-type="string">
            <text:p text:style-name="P18">Привязывает или вызывает функцию, код которой будет выполнен при отправлении содержимого выбранной формы.</text:p>
          </table:table-cell>
        </table:table-row>
        <table:table-row>
          <table:table-cell table:style-name="Таблица2.A2" office:value-type="string">
            <text:p text:style-name="P11"><text:a xlink:type="simple" xlink:href="http://www.wisdomweb.ru/JQd/unload.php" text:style-name="Internet_20_link" text:visited-style-name="Visited_20_Internet_20_Link"><text:span text:style-name="T6">unload()</text:span></text:a></text:p>
            <text:p text:style-name="P16"/>
          </table:table-cell>
          <table:table-cell table:style-name="Таблица2.A2" office:value-type="string">
            <text:p text:style-name="P18">Является устаревшим в jQuery 1.8+.Привязывает или вызывает функцию, код которой будет выполнен при выгрузке выбранного элемента.</text:p>
          </table:table-cell>
        </table:table-row>
      </table:table>
      <text:p text:style-name="P2"/>
      <text:p text:style-name="P2">Управление обработчиками событий</text:p>
      <text:p text:style-name="P2"/>
      <text:p text:style-name="P5">$(document).ready(function(){</text:p>
      <text:p text:style-name="P5"><text:tab/>but1").one("click",function(){alert("кнопка с id=but1")});</text:p>
      <text:p text:style-name="P5"><text:bookmark text:name="extab1"/>});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4">Метод</text:p>
          </table:table-cell>
          <table:table-cell table:style-name="Таблица3.A1" office:value-type="string">
            <text:p text:style-name="P24">Описание</text:p>
          </table:table-cell>
        </table:table-row>
        <table:table-row>
          <table:table-cell table:style-name="Таблица3.A2" office:value-type="string">
            <text:p text:style-name="P11"><text:a xlink:type="simple" xlink:href="http://www.wisdomweb.ru/JQd/bind.php" text:style-name="Internet_20_link" text:visited-style-name="Visited_20_Internet_20_Link"><text:span text:style-name="T6">bind()</text:span></text:a></text:p>
          </table:table-cell>
          <table:table-cell table:style-name="Таблица3.A2" office:value-type="string">
            <text:p text:style-name="P18">Привязывает к выбранному элементу один обработчик события или более.</text:p>
          </table:table-cell>
        </table:table-row>
        <table:table-row table:style-name="Таблица3.1">
          <table:table-cell table:style-name="Таблица3.A2" office:value-type="string">
            <text:p text:style-name="P11"><text:a xlink:type="simple" xlink:href="http://www.wisdomweb.ru/JQd/delegate.php" text:style-name="Internet_20_link" text:visited-style-name="Visited_20_Internet_20_Link"><text:span text:style-name="T6">delegate()</text:span></text:a></text:p>
            <text:p text:style-name="P16"/>
          </table:table-cell>
          <table:table-cell table:style-name="Таблица3.A2" office:value-type="string">
            <text:p text:style-name="P18">Добавляет один обработчик события или более к элементам потомкам выбранного элемента.</text:p>
          </table:table-cell>
        </table:table-row>
        <table:table-row>
          <table:table-cell table:style-name="Таблица3.A2" office:value-type="string">
            <text:p text:style-name="P11"><text:a xlink:type="simple" xlink:href="http://www.wisdomweb.ru/JQd/one.php" text:style-name="Internet_20_link" text:visited-style-name="Visited_20_Internet_20_Link"><text:span text:style-name="T6">one()</text:span></text:a></text:p>
            <text:p text:style-name="P16"/>
          </table:table-cell>
          <table:table-cell table:style-name="Таблица3.A2" office:value-type="string">
            <text:p text:style-name="P18">Привязывает к выбранному элементу один обработчик события или более. Привязанные обработчики при этом могут быть вызваны только один раз.</text:p>
          </table:table-cell>
        </table:table-row>
        <table:table-row table:style-name="Таблица3.1">
          <table:table-cell table:style-name="Таблица3.A2" office:value-type="string">
            <text:p text:style-name="P11"><text:a xlink:type="simple" xlink:href="http://www.wisdomweb.ru/JQd/toggle.php" text:style-name="Internet_20_link" text:visited-style-name="Visited_20_Internet_20_Link"><text:span text:style-name="T6">toggle()</text:span></text:a></text:p>
            <text:p text:style-name="P16"/>
          </table:table-cell>
          <table:table-cell table:style-name="Таблица3.A2" office:value-type="string">
            <text:p text:style-name="P18">Позволяет привязать к выбранному элементу несколько обработчиков событий, между вызовами которых можно переключатся по щелчку мыши.</text:p>
          </table:table-cell>
        </table:table-row>
        <table:table-row>
          <table:table-cell table:style-name="Таблица3.A2" office:value-type="string">
            <text:p text:style-name="P11"><text:a xlink:type="simple" xlink:href="http://www.wisdomweb.ru/JQd/trigger.php" text:style-name="Internet_20_link" text:visited-style-name="Visited_20_Internet_20_Link"><text:span text:style-name="T6">trigger()</text:span></text:a></text:p>
          </table:table-cell>
          <table:table-cell table:style-name="Таблица3.A2" office:value-type="string">
            <text:p text:style-name="P18">Вызывает указанный обработчик события у выбранного элемента.</text:p>
          </table:table-cell>
        </table:table-row>
        <table:table-row table:style-name="Таблица3.1">
          <table:table-cell table:style-name="Таблица3.A2" office:value-type="string">
            <text:p text:style-name="P11"><text:a xlink:type="simple" xlink:href="http://www.wisdomweb.ru/JQd/triggerh.php" text:style-name="Internet_20_link" text:visited-style-name="Visited_20_Internet_20_Link"><text:span text:style-name="T6">triggerHandler()</text:span></text:a></text:p>
          </table:table-cell>
          <table:table-cell table:style-name="Таблица3.A2" office:value-type="string">
            <text:p text:style-name="P18">Вызывает указанный обработчик события у выбранного элемента.</text:p>
          </table:table-cell>
        </table:table-row>
        <table:table-row>
          <table:table-cell table:style-name="Таблица3.A2" office:value-type="string">
            <text:p text:style-name="P11"><text:a xlink:type="simple" xlink:href="http://www.wisdomweb.ru/JQd/unbind.php" text:style-name="Internet_20_link" text:visited-style-name="Visited_20_Internet_20_Link"><text:span text:style-name="T6">unbind()</text:span></text:a></text:p>
            <text:p text:style-name="P16"/>
          </table:table-cell>
          <table:table-cell table:style-name="Таблица3.A2" office:value-type="string">
            <text:p text:style-name="P18">Удаляет у выбранных элементов обработчики событий, которые были привязаны с помощью метода bind().</text:p>
          </table:table-cell>
        </table:table-row>
        <table:table-row table:style-name="Таблица3.1">
          <table:table-cell table:style-name="Таблица3.A2" office:value-type="string">
            <text:p text:style-name="P11"><text:a xlink:type="simple" xlink:href="http://www.wisdomweb.ru/JQd/undelegate.php" text:style-name="Internet_20_link" text:visited-style-name="Visited_20_Internet_20_Link"><text:span text:style-name="T6">undelegate()</text:span></text:a></text:p>
            <text:p text:style-name="P16"/>
          </table:table-cell>
          <table:table-cell table:style-name="Таблица3.A2" office:value-type="string">
            <text:p text:style-name="P18">Удаляет у выбранных элементов обработчики событий, которые были привязаны с помощью метода delegate()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Объект <text:span text:style-name="T7">event</text:span> хранит информации о произошедшем событии.</text:p>
      <text:p text:style-name="P2"/>
      <text:p text:style-name="P5">$(document).ready(function(){</text:p>
      <text:p text:style-name="P5"><text:tab/>$("#square").click(function(event){</text:p>
      <text:p text:style-name="P5"><text:tab/><text:tab/>$("#x").html(event.pageX);</text:p>
      <text:p text:style-name="P5"><text:tab/><text:tab/>$("#y").html(event.pageY);</text:p>
      <text:p text:style-name="P5"><text:tab/>});</text:p>
      <text:p text:style-name="P5"><text:bookmark text:name="extab2"/>});</text:p>
      <text:p text:style-name="P5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4">Свойство</text:p>
          </table:table-cell>
          <table:table-cell table:style-name="Таблица4.A1" office:value-type="string">
            <text:p text:style-name="P24">Описание</text:p>
          </table:table-cell>
        </table:table-row>
        <table:table-row>
          <table:table-cell table:style-name="Таблица4.A2" office:value-type="string">
            <text:p text:style-name="P11"><text:a xlink:type="simple" xlink:href="http://www.wisdomweb.ru/JQd/currenttarget.php" text:style-name="Internet_20_link" text:visited-style-name="Visited_20_Internet_20_Link"><text:span text:style-name="T6">currentTarget</text:span></text:a></text:p>
          </table:table-cell>
          <table:table-cell table:style-name="Таблица4.A2" office:value-type="string">
            <text:p text:style-name="P18">Содержит имя DOM элемента, в котором произошло событие.</text:p>
          </table:table-cell>
        </table:table-row>
        <table:table-row table:style-name="Таблица4.1">
          <table:table-cell table:style-name="Таблица4.A2" office:value-type="string">
            <text:p text:style-name="P11"><text:a xlink:type="simple" xlink:href="http://www.wisdomweb.ru/JQd/data.php" text:style-name="Internet_20_link" text:visited-style-name="Visited_20_Internet_20_Link"><text:span text:style-name="T6">data</text:span></text:a></text:p>
            <text:p text:style-name="P16"/>
          </table:table-cell>
          <table:table-cell table:style-name="Таблица4.A2" office:value-type="string">
            <text:p text:style-name="P18">Содержит дополнительные данные переданные обработчику события во время привязки его к элементу.</text:p>
          </table:table-cell>
        </table:table-row>
        <table:table-row>
          <table:table-cell table:style-name="Таблица4.A2" office:value-type="string">
            <text:p text:style-name="P11"><text:a xlink:type="simple" xlink:href="http://www.wisdomweb.ru/JQd/pagex.php" text:style-name="Internet_20_link" text:visited-style-name="Visited_20_Internet_20_Link"><text:span text:style-name="T6">pageX</text:span></text:a></text:p>
          </table:table-cell>
          <table:table-cell table:style-name="Таблица4.A2" office:value-type="string">
            <text:p text:style-name="P18">Содержит координаты указателя мыши по оси X во время вызова события.</text:p>
          </table:table-cell>
        </table:table-row>
        <table:table-row table:style-name="Таблица4.1">
          <table:table-cell table:style-name="Таблица4.A2" office:value-type="string">
            <text:p text:style-name="P11"><text:a xlink:type="simple" xlink:href="http://www.wisdomweb.ru/JQd/pagey.php" text:style-name="Internet_20_link" text:visited-style-name="Visited_20_Internet_20_Link"><text:span text:style-name="T6">pageY</text:span></text:a></text:p>
          </table:table-cell>
          <table:table-cell table:style-name="Таблица4.A2" office:value-type="string">
            <text:p text:style-name="P18">Содержит координаты указателя мыши по оси Y во время вызова события.</text:p>
          </table:table-cell>
        </table:table-row>
        <table:table-row>
          <table:table-cell table:style-name="Таблица4.A2" office:value-type="string">
            <text:p text:style-name="P11"><text:a xlink:type="simple" xlink:href="http://www.wisdomweb.ru/JQd/result.php" text:style-name="Internet_20_link" text:visited-style-name="Visited_20_Internet_20_Link"><text:span text:style-name="T6">result</text:span></text:a></text:p>
            <text:p text:style-name="P16"/>
          </table:table-cell>
          <table:table-cell table:style-name="Таблица4.A2" office:value-type="string">
            <text:p text:style-name="P18">Содержит последнее значение возвращенное вызванным ранее обработчиком события.</text:p>
          </table:table-cell>
        </table:table-row>
        <table:table-row table:style-name="Таблица4.1">
          <table:table-cell table:style-name="Таблица4.A2" office:value-type="string">
            <text:p text:style-name="P11"><text:a xlink:type="simple" xlink:href="http://www.wisdomweb.ru/JQd/target.php" text:style-name="Internet_20_link" text:visited-style-name="Visited_20_Internet_20_Link"><text:span text:style-name="T6">target</text:span></text:a></text:p>
          </table:table-cell>
          <table:table-cell table:style-name="Таблица4.A2" office:value-type="string">
            <text:p text:style-name="P18">Содержит имя DOM элемента, который вызвал событие.</text:p>
          </table:table-cell>
        </table:table-row>
        <table:table-row>
          <table:table-cell table:style-name="Таблица4.A2" office:value-type="string">
            <text:p text:style-name="P11"><text:a xlink:type="simple" xlink:href="http://www.wisdomweb.ru/JQd/timestamp.php" text:style-name="Internet_20_link" text:visited-style-name="Visited_20_Internet_20_Link"><text:span text:style-name="T6">timeStamp</text:span></text:a></text:p>
          </table:table-cell>
          <table:table-cell table:style-name="Таблица4.A2" office:value-type="string">
            <text:p text:style-name="P18">Содержит количество прошедших с 1 Января 1970 года миллисекунд до вызова данного события.</text:p>
          </table:table-cell>
        </table:table-row>
        <table:table-row table:style-name="Таблица4.1">
          <table:table-cell table:style-name="Таблица4.A2" office:value-type="string">
            <text:p text:style-name="P11"><text:a xlink:type="simple" xlink:href="http://www.wisdomweb.ru/JQd/type.php" text:style-name="Internet_20_link" text:visited-style-name="Visited_20_Internet_20_Link"><text:span text:style-name="T6">type</text:span></text:a></text:p>
          </table:table-cell>
          <table:table-cell table:style-name="Таблица4.A2" office:value-type="string">
            <text:p text:style-name="P18">Содержит тип (название) произошедшего события.</text:p>
          </table:table-cell>
        </table:table-row>
        <table:table-row>
          <table:table-cell table:style-name="Таблица4.A2" office:value-type="string">
            <text:p text:style-name="P11"><text:a xlink:type="simple" xlink:href="http://www.wisdomweb.ru/JQd/which.php" text:style-name="Internet_20_link" text:visited-style-name="Visited_20_Internet_20_Link"><text:span text:style-name="T6">which</text:span></text:a></text:p>
          </table:table-cell>
          <table:table-cell table:style-name="Таблица4.A2" office:value-type="string">
            <text:p text:style-name="P18">Содержит код кнопки, которая была зажата во время вызова данного события.</text:p>
          </table:table-cell>
        </table:table-row>
      </table:table>
      <text:p text:style-name="P2"><text:bookmark text:name="extab3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4">Метод</text:p>
          </table:table-cell>
          <table:table-cell table:style-name="Таблица5.A1" office:value-type="string">
            <text:p text:style-name="P24">Описание</text:p>
          </table:table-cell>
        </table:table-row>
        <table:table-row>
          <table:table-cell table:style-name="Таблица5.A2" office:value-type="string">
            <text:p text:style-name="P11"><text:a xlink:type="simple" xlink:href="http://www.wisdomweb.ru/JQd/isdefprev.php" text:style-name="Internet_20_link" text:visited-style-name="Visited_20_Internet_20_Link"><text:span text:style-name="T6">isDefaultPrevented()</text:span></text:a></text:p>
            <text:p text:style-name="P16"/>
          </table:table-cell>
          <table:table-cell table:style-name="Таблица5.A2" office:value-type="string">
            <text:p text:style-name="P18">Позволяет узнать был ли вызван метод preventDefault() для данного элемента.</text:p>
          </table:table-cell>
        </table:table-row>
        <table:table-row table:style-name="Таблица5.1">
          <table:table-cell table:style-name="Таблица5.A2" office:value-type="string">
            <text:p text:style-name="P11"><text:a xlink:type="simple" xlink:href="http://www.wisdomweb.ru/JQd/isimedprop.php" text:style-name="Internet_20_link" text:visited-style-name="Visited_20_Internet_20_Link"><text:span text:style-name="T6">isImmediatePropagationStopped()</text:span></text:a></text:p>
            <text:p text:style-name="P16"/>
          </table:table-cell>
          <table:table-cell table:style-name="Таблица5.A2" office:value-type="string">
            <text:p text:style-name="P18">Позволяет узнать был ли вызван метод stopImmediatePropagation() для данного элемента.</text:p>
          </table:table-cell>
        </table:table-row>
        <table:table-row>
          <table:table-cell table:style-name="Таблица5.A2" office:value-type="string">
            <text:p text:style-name="P11"><text:a xlink:type="simple" xlink:href="http://www.wisdomweb.ru/JQd/ispropstop.php" text:style-name="Internet_20_link" text:visited-style-name="Visited_20_Internet_20_Link"><text:span text:style-name="T6">isPropagationStopped()</text:span></text:a></text:p>
            <text:p text:style-name="P16"/>
          </table:table-cell>
          <table:table-cell table:style-name="Таблица5.A2" office:value-type="string">
            <text:p text:style-name="P18">Позволяет узнать был ли вызван метод stopPropagation() для данного элемента.</text:p>
          </table:table-cell>
        </table:table-row>
        <table:table-row table:style-name="Таблица5.1">
          <table:table-cell table:style-name="Таблица5.A2" office:value-type="string">
            <text:p text:style-name="P11"><text:a xlink:type="simple" xlink:href="http://www.wisdomweb.ru/JQd/defprev.php" text:style-name="Internet_20_link" text:visited-style-name="Visited_20_Internet_20_Link"><text:span text:style-name="T6">preventDefault()</text:span></text:a></text:p>
          </table:table-cell>
          <table:table-cell table:style-name="Таблица5.A2" office:value-type="string">
            <text:p text:style-name="P18">Предотвращает выполнение стандартного действия элемента.</text:p>
          </table:table-cell>
        </table:table-row>
        <table:table-row>
          <table:table-cell table:style-name="Таблица5.A2" office:value-type="string">
            <text:p text:style-name="P11"><text:a xlink:type="simple" xlink:href="http://www.wisdomweb.ru/JQd/stopimprop.php" text:style-name="Internet_20_link" text:visited-style-name="Visited_20_Internet_20_Link"><text:span text:style-name="T6">stopImmediatePropagation()</text:span></text:a></text:p>
            <text:p text:style-name="P16"/>
          </table:table-cell>
          <table:table-cell table:style-name="Таблица5.A2" office:value-type="string">
            <text:p text:style-name="P18">Запрещает вызов остальных обработчиков события привязанных к элементу.</text:p>
          </table:table-cell>
        </table:table-row>
        <table:table-row table:style-name="Таблица5.1">
          <table:table-cell table:style-name="Таблица5.A2" office:value-type="string">
            <text:p text:style-name="P11"><text:a xlink:type="simple" xlink:href="http://www.wisdomweb.ru/JQd/stopprop.php" text:style-name="Internet_20_link" text:visited-style-name="Visited_20_Internet_20_Link"><text:span text:style-name="T6">stopPropagation()</text:span></text:a></text:p>
            <text:p text:style-name="P16"/>
          </table:table-cell>
          <table:table-cell table:style-name="Таблица5.A2" office:value-type="string">
            <text:p text:style-name="P18">Останавливает "всплытие" вызова события к родительским элементам</text:p>
          </table:table-cell>
        </table:table-row>
      </table:table>
      <text:p text:style-name="P10"/>
      <text:p text:style-name="P2"/>
      <text:p text:style-name="P2"/>
      <text:p text:style-name="P2"/>
      <text:p text:style-name="P3"><text:soft-page-break/>Эффекты jQuery</text:p>
      <text:p text:style-name="P2">С помощью методов <text:span text:style-name="T7">fadeOut</text:span>(), <text:span text:style-name="T7">fadeIn</text:span>() и <text:span text:style-name="T7">fadeTo</text:span>() Вы можете постепенно скрывать и отображать элементы анимировано.</text:p>
      <text:p text:style-name="P2"/>
      <text:p text:style-name="P5">$(document).ready(function(){</text:p>
      <text:p text:style-name="P5"><text:tab/>$("#but1").click(function(){$("#par1").fadeOut(3000)});</text:p>
      <text:p text:style-name="P5"><text:tab/>$("#but2").click(function(){$("#par1").fadeIn(3000)});</text:p>
      <text:p text:style-name="P5"><text:tab/>$("#but3").click(function(){$("#par1").fadeTo(3000,0.3)});</text:p>
      <text:p text:style-name="P5"><text:tab/>$("#but4").click(function(){$("#par1").fadeTo(3000,0.8)});</text:p>
      <text:p text:style-name="P5"><text:tab/>$("#but5").click(function(){</text:p>
      <text:p text:style-name="P5"><text:tab/><text:tab/>$("#par1").fadeOut(3000,function(){</text:p>
      <text:p text:style-name="P5"><text:tab/><text:tab/><text:tab/>alert("Абзац был полностью скрыт.");</text:p>
      <text:p text:style-name="P5"><text:tab/><text:tab/>});</text:p>
      <text:p text:style-name="P5"><text:tab/>});</text:p>
      <text:p text:style-name="P5">});</text:p>
      <text:p text:style-name="P2"/>
      <text:p text:style-name="P2">С помощью методов <text:span text:style-name="T7">slideUp</text:span>, <text:span text:style-name="T7">slideDown</text:span> и <text:span text:style-name="T7">slideToggle</text:span> Вы можете плавно изменять высоту выбранных элементов.</text:p>
      <text:p text:style-name="P2"/>
      <text:p text:style-name="P5">$(document).ready(function(){</text:p>
      <text:p text:style-name="P5"><text:tab/>$("#but1").click(function(){$("#square").slideUp(3000)});</text:p>
      <text:p text:style-name="P5"><text:tab/>$("#but2").click(function(){$("#square").slideDown(3000)});</text:p>
      <text:p text:style-name="P5"><text:tab/>$("#but3").click(function(){$("#square").slideToggle(3000)});</text:p>
      <text:p text:style-name="P5"><text:tab/>$("#but4").click(function(){</text:p>
      <text:p text:style-name="P5"><text:tab/><text:tab/>$("#square").slideUp(3000,function(){</text:p>
      <text:p text:style-name="P5"><text:tab/><text:tab/><text:tab/>alert("Текст был скрыт");</text:p>
      <text:p text:style-name="P5"><text:tab/><text:tab/>});</text:p>
      <text:p text:style-name="P5"><text:tab/>});</text:p>
      <text:p text:style-name="P5">});</text:p>
      <text:p text:style-name="P5"/>
      <text:p text:style-name="P2"><text:span text:style-name="T10">Метод</text:span><text:span text:style-name="T7"> animate</text:span>() - позволяет создавать полноценную анимацию.</text:p>
      <text:p text:style-name="P5">$("селектор").animate({стили}, скорость, функция_смягчения, функция);</text:p>
      <text:p text:style-name="P6"/>
      <text:p text:style-name="P5">$(document).ready(function(){</text:p>
      <text:p text:style-name="P5"><text:tab/>$("#but1").click(function(){</text:p>
      <text:p text:style-name="P5"><text:tab/><text:tab/>$("p").animate({fontSize:30},2000);</text:p>
      <text:p text:style-name="P5"><text:tab/><text:tab/>$("p").animate({top:220},2000);</text:p>
      <text:p text:style-name="P5"><text:tab/><text:tab/>$("p").animate({fontSize:"1em"},2000);</text:p>
      <text:p text:style-name="P5"><text:tab/><text:tab/>$("p").animate({left:320},2000);</text:p>
      <text:p text:style-name="P5"><text:tab/><text:tab/>$("p").animate({top:0,left:0},2000);</text:p>
      <text:p text:style-name="P5"><text:tab/>});</text:p>
      <text:p text:style-name="P5">});<text:bookmark text:name="extab4"/></text:p>
      <table:table table:name="Таблица6" table:style-name="Таблица6">
        <table:table-column table:style-name="Таблица6.A"/>
        <table:table-column table:style-name="Таблица6.B"/>
        <text:soft-page-break/>
        <table:table-row table:style-name="Таблица6.1">
          <table:table-cell table:style-name="Таблица6.A1" office:value-type="string">
            <text:p text:style-name="P24">Метод</text:p>
          </table:table-cell>
          <table:table-cell table:style-name="Таблица6.A1" office:value-type="string">
            <text:p text:style-name="P24">Описание</text:p>
          </table:table-cell>
        </table:table-row>
        <table:table-row>
          <table:table-cell table:style-name="Таблица6.A2" office:value-type="string">
            <text:p text:style-name="P11"><text:a xlink:type="simple" xlink:href="http://www.wisdomweb.ru/JQd/fadein.php" text:style-name="Internet_20_link" text:visited-style-name="Visited_20_Internet_20_Link"><text:span text:style-name="T6">fadeIn()</text:span></text:a></text:p>
          </table:table-cell>
          <table:table-cell table:style-name="Таблица6.A2" office:value-type="string">
            <text:p text:style-name="P18">Постепенно меняет прозрачность выбранного элемента делая его видимым.</text:p>
          </table:table-cell>
        </table:table-row>
        <table:table-row table:style-name="Таблица6.1">
          <table:table-cell table:style-name="Таблица6.A2" office:value-type="string">
            <text:p text:style-name="P11"><text:a xlink:type="simple" xlink:href="http://www.wisdomweb.ru/JQd/fadeout.php" text:style-name="Internet_20_link" text:visited-style-name="Visited_20_Internet_20_Link"><text:span text:style-name="T6">fadeOut()</text:span></text:a></text:p>
          </table:table-cell>
          <table:table-cell table:style-name="Таблица6.A2" office:value-type="string">
            <text:p text:style-name="P18">Постепенно меняет прозрачность выбранного элемента делая его невидимым.</text:p>
          </table:table-cell>
        </table:table-row>
        <table:table-row>
          <table:table-cell table:style-name="Таблица6.A2" office:value-type="string">
            <text:p text:style-name="P11"><text:a xlink:type="simple" xlink:href="http://www.wisdomweb.ru/JQd/fadeto.php" text:style-name="Internet_20_link" text:visited-style-name="Visited_20_Internet_20_Link"><text:span text:style-name="T6">fadeTo()</text:span></text:a></text:p>
          </table:table-cell>
          <table:table-cell table:style-name="Таблица6.A2" office:value-type="string">
            <text:p text:style-name="P18">Постепенно меняет прозрачность выбранного элемента до указанного значения.</text:p>
          </table:table-cell>
        </table:table-row>
        <table:table-row table:style-name="Таблица6.1">
          <table:table-cell table:style-name="Таблица6.A2" office:value-type="string">
            <text:p text:style-name="P11"><text:a xlink:type="simple" xlink:href="http://www.wisdomweb.ru/JQd/hide.php" text:style-name="Internet_20_link" text:visited-style-name="Visited_20_Internet_20_Link"><text:span text:style-name="T6">hide()</text:span></text:a></text:p>
          </table:table-cell>
          <table:table-cell table:style-name="Таблица6.A2" office:value-type="string">
            <text:p text:style-name="P18">Скрывает выбранный элемент.</text:p>
          </table:table-cell>
        </table:table-row>
        <table:table-row>
          <table:table-cell table:style-name="Таблица6.A2" office:value-type="string">
            <text:p text:style-name="P11"><text:a xlink:type="simple" xlink:href="http://www.wisdomweb.ru/JQd/show.php" text:style-name="Internet_20_link" text:visited-style-name="Visited_20_Internet_20_Link"><text:span text:style-name="T6">show()</text:span></text:a></text:p>
          </table:table-cell>
          <table:table-cell table:style-name="Таблица6.A2" office:value-type="string">
            <text:p text:style-name="P18">Отображает скрытый элемент.</text:p>
          </table:table-cell>
        </table:table-row>
        <table:table-row table:style-name="Таблица6.1">
          <table:table-cell table:style-name="Таблица6.A2" office:value-type="string">
            <text:p text:style-name="P11"><text:a xlink:type="simple" xlink:href="http://www.wisdomweb.ru/JQd/slidedown.php" text:style-name="Internet_20_link" text:visited-style-name="Visited_20_Internet_20_Link"><text:span text:style-name="T6">slideDown()</text:span></text:a></text:p>
          </table:table-cell>
          <table:table-cell table:style-name="Таблица6.A2" office:value-type="string">
            <text:p text:style-name="P18">Постепенно изменяет высоту выбранного элемента делая его видимым.</text:p>
          </table:table-cell>
        </table:table-row>
        <table:table-row>
          <table:table-cell table:style-name="Таблица6.A2" office:value-type="string">
            <text:p text:style-name="P11"><text:a xlink:type="simple" xlink:href="http://www.wisdomweb.ru/JQd/slidetoggle.php" text:style-name="Internet_20_link" text:visited-style-name="Visited_20_Internet_20_Link"><text:span text:style-name="T6">slideToggle()</text:span></text:a></text:p>
          </table:table-cell>
          <table:table-cell table:style-name="Таблица6.A2" office:value-type="string">
            <text:p text:style-name="P18">Применяет к выбранному элементу метод slideDown() если он невидим и slideUp() если он отображен.</text:p>
          </table:table-cell>
        </table:table-row>
        <table:table-row table:style-name="Таблица6.1">
          <table:table-cell table:style-name="Таблица6.A2" office:value-type="string">
            <text:p text:style-name="P11"><text:a xlink:type="simple" xlink:href="http://www.wisdomweb.ru/JQd/slideup.php" text:style-name="Internet_20_link" text:visited-style-name="Visited_20_Internet_20_Link"><text:span text:style-name="T6">slideUp()</text:span></text:a></text:p>
          </table:table-cell>
          <table:table-cell table:style-name="Таблица6.A2" office:value-type="string">
            <text:p text:style-name="P18">Постепенно изменяет высоту выбранного элемента делая его невидимым.</text:p>
          </table:table-cell>
        </table:table-row>
      </table:table>
      <text:p text:style-name="P2"><text:bookmark text:name="extab5"/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4">Метод</text:p>
          </table:table-cell>
          <table:table-cell table:style-name="Таблица7.A1" office:value-type="string">
            <text:p text:style-name="P24">Описание</text:p>
          </table:table-cell>
        </table:table-row>
        <table:table-row>
          <table:table-cell table:style-name="Таблица7.A2" office:value-type="string">
            <text:p text:style-name="P12"><text:a xlink:type="simple" xlink:href="http://www.wisdomweb.ru/JQd/anim.php" text:style-name="Internet_20_link" text:visited-style-name="Visited_20_Internet_20_Link"><text:span text:style-name="T6">animate()</text:span></text:a></text:p>
          </table:table-cell>
          <table:table-cell table:style-name="Таблица7.A2" office:value-type="string">
            <text:p text:style-name="P19">Выполняет заданную анимацию для выбранного элемента.</text:p>
          </table:table-cell>
        </table:table-row>
        <table:table-row table:style-name="Таблица7.1">
          <table:table-cell table:style-name="Таблица7.A2" office:value-type="string">
            <text:p text:style-name="P12"><text:a xlink:type="simple" xlink:href="http://www.wisdomweb.ru/JQd/clearqueue.php" text:style-name="Internet_20_link" text:visited-style-name="Visited_20_Internet_20_Link"><text:span text:style-name="T6">clearQueue()</text:span></text:a></text:p>
          </table:table-cell>
          <table:table-cell table:style-name="Таблица7.A2" office:value-type="string">
            <text:p text:style-name="P19">Очищает очередь функций выбранного элемента.</text:p>
          </table:table-cell>
        </table:table-row>
        <table:table-row>
          <table:table-cell table:style-name="Таблица7.A2" office:value-type="string">
            <text:p text:style-name="P12"><text:a xlink:type="simple" xlink:href="http://www.wisdomweb.ru/JQd/delay.php" text:style-name="Internet_20_link" text:visited-style-name="Visited_20_Internet_20_Link"><text:span text:style-name="T6">delay()</text:span></text:a></text:p>
            <text:p text:style-name="P17"/>
          </table:table-cell>
          <table:table-cell table:style-name="Таблица7.A2" office:value-type="string">
            <text:p text:style-name="P19">Устанавливает задержку вызова следующей функции в очереди выбранного элемента.</text:p>
          </table:table-cell>
        </table:table-row>
        <table:table-row table:style-name="Таблица7.1">
          <table:table-cell table:style-name="Таблица7.A2" office:value-type="string">
            <text:p text:style-name="P12"><text:a xlink:type="simple" xlink:href="http://www.wisdomweb.ru/JQd/dequeue.php" text:style-name="Internet_20_link" text:visited-style-name="Visited_20_Internet_20_Link"><text:span text:style-name="T6">dequeue()</text:span></text:a></text:p>
          </table:table-cell>
          <table:table-cell table:style-name="Таблица7.A2" office:value-type="string">
            <text:p text:style-name="P19">Вызывает следующую функцию в очереди выбранного элемента.</text:p>
          </table:table-cell>
        </table:table-row>
        <table:table-row>
          <table:table-cell table:style-name="Таблица7.A2" office:value-type="string">
            <text:p text:style-name="P12"><text:a xlink:type="simple" xlink:href="http://www.wisdomweb.ru/JQd/stop.php" text:style-name="Internet_20_link" text:visited-style-name="Visited_20_Internet_20_Link"><text:span text:style-name="T6">stop()</text:span></text:a></text:p>
          </table:table-cell>
          <table:table-cell table:style-name="Таблица7.A2" office:value-type="string">
            <text:p text:style-name="P19">Останавливает выполнение анимации для выбранного элемента.</text:p>
          </table:table-cell>
        </table:table-row>
        <table:table-row table:style-name="Таблица7.1">
          <table:table-cell table:style-name="Таблица7.A2" office:value-type="string">
            <text:p text:style-name="P12"><text:a xlink:type="simple" xlink:href="http://www.wisdomweb.ru/JQd/queue.php" text:style-name="Internet_20_link" text:visited-style-name="Visited_20_Internet_20_Link"><text:span text:style-name="T6">queue()</text:span></text:a></text:p>
          </table:table-cell>
          <table:table-cell table:style-name="Таблица7.A2" office:value-type="string">
            <text:p text:style-name="P19">Позволяет добавлять функции в очередь выбранного элемента.</text:p>
          </table:table-cell>
        </table:table-row>
      </table:table>
      <text:p text:style-name="P10"/>
      <text:p text:style-name="P3">Работа с DOM</text:p>
      <text:p text:style-name="P2">Изменение содержимого элементов с помощью jQuery</text:p>
      <text:p text:style-name="P2"><text:span text:style-name="T7">html</text:span>() - можно изменить или узнать внутреннее содержимое выбранного элемента.</text:p>
      <text:p text:style-name="P2"/>
      <text:p text:style-name="P5">$(document).ready(function(){</text:p>
      <text:p text:style-name="P5"><text:tab/>$("#but1").click(function(){</text:p>
      <text:p text:style-name="P5"><text:tab/><text:tab/>$("#par1").html("&lt;b&gt;Это jQuery&lt;/b&gt;");</text:p>
      <text:p text:style-name="P5"><text:tab/><text:tab/>alert($("#par1").html());</text:p>
      <text:p text:style-name="P5"><text:tab/>});</text:p>
      <text:p text:style-name="P5">});</text:p>
      <text:p text:style-name="P5"/>
      <text:p text:style-name="P2"><text:span text:style-name="T7">append</text:span>() - вставить произвольный текст после внутреннего содержимого выбранного элемента.</text:p>
      <text:p text:style-name="P2"><text:span text:style-name="T7">prepend</text:span>() - вставить произвольный текст перед внутренним содержимым выбранного элемента.</text:p>
      <text:p text:style-name="P2"/>
      <text:p text:style-name="P5">$("#par1").prepend("&lt;b&gt;jQuery&lt;/b&gt; - это <text:s/>");</text:p>
      <text:p text:style-name="P5">$("#par1").append(" значительно упрощающая написание кода.");</text:p>
      <text:p text:style-name="P2"><text:soft-page-break/><text:span text:style-name="T7">attr</text:span>() - узнать или изменить содержимое указанного атрибута у выбранного элемента.</text:p>
      <text:p text:style-name="P2"><text:span text:style-name="T7">removeAttr</text:span>() - удалить указанный атрибут у выбранного элемента.</text:p>
      <text:p text:style-name="P2"/>
      <text:p text:style-name="P5">$("#anchor1").attr("href","http://www.wisdomweb.ru/JQ/");</text:p>
      <text:p text:style-name="P5">$("#anchor1").removeAttr("href");</text:p>
      <text:p text:style-name="P2"/>
      <text:p text:style-name="P2"><text:span text:style-name="T7">wrap</text:span>() - позволяет "обернуть" выбранный элемент указанными тэгами.</text:p>
      <text:p text:style-name="P2"/>
      <text:p text:style-name="P5">$("#par3").wrap("&lt;div id='wrap1'&gt;&lt;/div&gt;");</text:p>
      <text:p text:style-name="P2"><text:bookmark text:name="extab6"/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4">Метод</text:p>
          </table:table-cell>
          <table:table-cell table:style-name="Таблица8.A1" office:value-type="string">
            <text:p text:style-name="P24">Описание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add.php" text:style-name="Internet_20_link" text:visited-style-name="Visited_20_Internet_20_Link"><text:span text:style-name="T6">add()</text:span></text:a></text:p>
          </table:table-cell>
          <table:table-cell table:style-name="Таблица8.A2" office:value-type="string">
            <text:p text:style-name="P18">Добавляет указанный элемент к группе выбранных элементов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addclass.php" text:style-name="Internet_20_link" text:visited-style-name="Visited_20_Internet_20_Link"><text:span text:style-name="T6">addClass()</text:span></text:a></text:p>
          </table:table-cell>
          <table:table-cell table:style-name="Таблица8.A2" office:value-type="string">
            <text:p text:style-name="P18">Добавляет указанный класс или классы выбранному элементу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after.php" text:style-name="Internet_20_link" text:visited-style-name="Visited_20_Internet_20_Link"><text:span text:style-name="T6">after()</text:span></text:a></text:p>
          </table:table-cell>
          <table:table-cell table:style-name="Таблица8.A2" office:value-type="string">
            <text:p text:style-name="P18">Вставляет указанное содержимое после выбранного элемента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append.php" text:style-name="Internet_20_link" text:visited-style-name="Visited_20_Internet_20_Link"><text:span text:style-name="T6">append()</text:span></text:a></text:p>
          </table:table-cell>
          <table:table-cell table:style-name="Таблица8.A2" office:value-type="string">
            <text:p text:style-name="P18">Вставляет указанное содержимое в конце содержимого выбр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appendto.php" text:style-name="Internet_20_link" text:visited-style-name="Visited_20_Internet_20_Link"><text:span text:style-name="T6">appendTo()</text:span></text:a></text:p>
          </table:table-cell>
          <table:table-cell table:style-name="Таблица8.A2" office:value-type="string">
            <text:p text:style-name="P18">Вставляет указанное содержимое в конце содержимого выбранного элемента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attr.php" text:style-name="Internet_20_link" text:visited-style-name="Visited_20_Internet_20_Link"><text:span text:style-name="T6">attr()</text:span></text:a></text:p>
            <text:p text:style-name="P16"/>
          </table:table-cell>
          <table:table-cell table:style-name="Таблица8.A2" office:value-type="string">
            <text:p text:style-name="P18">Вставляет новое или возвращает текущее значение указанного атрибута выбр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before.php" text:style-name="Internet_20_link" text:visited-style-name="Visited_20_Internet_20_Link"><text:span text:style-name="T6">before()</text:span></text:a></text:p>
          </table:table-cell>
          <table:table-cell table:style-name="Таблица8.A2" office:value-type="string">
            <text:p text:style-name="P18">Вставляет указанное содержимое перед выбранным элементом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children.php" text:style-name="Internet_20_link" text:visited-style-name="Visited_20_Internet_20_Link"><text:span text:style-name="T6">children()</text:span></text:a></text:p>
          </table:table-cell>
          <table:table-cell table:style-name="Таблица8.A2" office:value-type="string">
            <text:p text:style-name="P18">Возвращает все элементы потомки указ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contents.php" text:style-name="Internet_20_link" text:visited-style-name="Visited_20_Internet_20_Link"><text:span text:style-name="T6">contents()</text:span></text:a></text:p>
            <text:p text:style-name="P16"/>
          </table:table-cell>
          <table:table-cell table:style-name="Таблица8.A2" office:value-type="string">
            <text:p text:style-name="P18">Возвращает все элементы потомки указанного элемента включая текстовые узлы и узлы комментарии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clone.php" text:style-name="Internet_20_link" text:visited-style-name="Visited_20_Internet_20_Link"><text:span text:style-name="T6">clone()</text:span></text:a></text:p>
          </table:table-cell>
          <table:table-cell table:style-name="Таблица8.A2" office:value-type="string">
            <text:p text:style-name="P18">Позволяет скопировать выбранный элемент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detach.php" text:style-name="Internet_20_link" text:visited-style-name="Visited_20_Internet_20_Link"><text:span text:style-name="T6">detach()</text:span></text:a></text:p>
          </table:table-cell>
          <table:table-cell table:style-name="Таблица8.A2" office:value-type="string">
            <text:p text:style-name="P18">Удаляет выбранный элемент (при этом сохраняя его копию)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empty.php" text:style-name="Internet_20_link" text:visited-style-name="Visited_20_Internet_20_Link"><text:span text:style-name="T6">empty()</text:span></text:a></text:p>
          </table:table-cell>
          <table:table-cell table:style-name="Таблица8.A2" office:value-type="string">
            <text:p text:style-name="P18">Удаляет содержимое выбранного элемента и всех его элементов потомков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eq.php" text:style-name="Internet_20_link" text:visited-style-name="Visited_20_Internet_20_Link"><text:span text:style-name="T6">eq()</text:span></text:a></text:p>
          </table:table-cell>
          <table:table-cell table:style-name="Таблица8.A2" office:value-type="string">
            <text:p text:style-name="P18">Позволяет выбрать элемент из группы элементов по его порядковому номеру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first.php" text:style-name="Internet_20_link" text:visited-style-name="Visited_20_Internet_20_Link"><text:span text:style-name="T6">first()</text:span></text:a></text:p>
          </table:table-cell>
          <table:table-cell table:style-name="Таблица8.A2" office:value-type="string">
            <text:p text:style-name="P18">Возвращает первый элемент из группы выбранных элементов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hasclass.php" text:style-name="Internet_20_link" text:visited-style-name="Visited_20_Internet_20_Link"><text:span text:style-name="T6">hasClass()</text:span></text:a></text:p>
          </table:table-cell>
          <table:table-cell table:style-name="Таблица8.A2" office:value-type="string">
            <text:p text:style-name="P18">Проверяет содержит ли выбранный элемент класс с указанным именем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html.php" text:style-name="Internet_20_link" text:visited-style-name="Visited_20_Internet_20_Link"><text:span text:style-name="T6">html()</text:span></text:a></text:p>
          </table:table-cell>
          <table:table-cell table:style-name="Таблица8.A2" office:value-type="string">
            <text:p text:style-name="P18">Устанавливает новое или возвращает текущее содержимое выбр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insertafter.php" text:style-name="Internet_20_link" text:visited-style-name="Visited_20_Internet_20_Link"><text:span text:style-name="T6">insertAfter()</text:span></text:a></text:p>
            <text:p text:style-name="P16"/>
          </table:table-cell>
          <table:table-cell table:style-name="Таблица8.A2" office:value-type="string">
            <text:p text:style-name="P18">Вставляет новый (или перемещает существующий) элемент после выбранного элемента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insertbefore.php" text:style-name="Internet_20_link" text:visited-style-name="Visited_20_Internet_20_Link"><text:span text:style-name="T6">insertBefore()</text:span></text:a></text:p>
            <text:p text:style-name="P16"/>
          </table:table-cell>
          <table:table-cell table:style-name="Таблица8.A2" office:value-type="string">
            <text:p text:style-name="P18">Вставляет новый (или перемещает существующий) элемент перед выбранным элементом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last.php" text:style-name="Internet_20_link" text:visited-style-name="Visited_20_Internet_20_Link"><text:span text:style-name="T6">last()</text:span></text:a></text:p>
          </table:table-cell>
          <table:table-cell table:style-name="Таблица8.A2" office:value-type="string">
            <text:p text:style-name="P18">Возвращает последний элемент из группы выбранных элементов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next.php" text:style-name="Internet_20_link" text:visited-style-name="Visited_20_Internet_20_Link"><text:span text:style-name="T6">next()</text:span></text:a></text:p>
          </table:table-cell>
          <table:table-cell table:style-name="Таблица8.A2" office:value-type="string">
            <text:p text:style-name="P18">Возвращает следующий элемент брат за выбранным элементом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nextall.php" text:style-name="Internet_20_link" text:visited-style-name="Visited_20_Internet_20_Link"><text:span text:style-name="T6">nextAll()</text:span></text:a></text:p>
          </table:table-cell>
          <table:table-cell table:style-name="Таблица8.A2" office:value-type="string">
            <text:p text:style-name="P18">Возвращает все элементы братья, которые следуют за выбранным элементом.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P11"><text:a xlink:type="simple" xlink:href="http://www.wisdomweb.ru/JQd/parent.php" text:style-name="Internet_20_link" text:visited-style-name="Visited_20_Internet_20_Link"><text:span text:style-name="T6">parent()</text:span></text:a></text:p>
          </table:table-cell>
          <table:table-cell table:style-name="Таблица8.A2" office:value-type="string">
            <text:p text:style-name="P18">Возвращает родительский элемент выбр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prev.php" text:style-name="Internet_20_link" text:visited-style-name="Visited_20_Internet_20_Link"><text:span text:style-name="T6">prev()</text:span></text:a></text:p>
          </table:table-cell>
          <table:table-cell table:style-name="Таблица8.A2" office:value-type="string">
            <text:p text:style-name="P18">Возвращает предыдущий элемент брат выбранного элемента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prevall.php" text:style-name="Internet_20_link" text:visited-style-name="Visited_20_Internet_20_Link"><text:span text:style-name="T6">prevAll()</text:span></text:a></text:p>
          </table:table-cell>
          <table:table-cell table:style-name="Таблица8.A2" office:value-type="string">
            <text:p text:style-name="P18">Возвращает все элементы братья, которые следуют перед выбранным элементом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prepend.php" text:style-name="Internet_20_link" text:visited-style-name="Visited_20_Internet_20_Link"><text:span text:style-name="T6">prepend()</text:span></text:a></text:p>
          </table:table-cell>
          <table:table-cell table:style-name="Таблица8.A2" office:value-type="string">
            <text:p text:style-name="P18">Вставляет указанное содержимое в начало содержимого выбранного элемента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prependto.php" text:style-name="Internet_20_link" text:visited-style-name="Visited_20_Internet_20_Link"><text:span text:style-name="T6">prependTo()</text:span></text:a></text:p>
          </table:table-cell>
          <table:table-cell table:style-name="Таблица8.A2" office:value-type="string">
            <text:p text:style-name="P18">Вставляет указанное содержимое в начало содержимого выбр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remove.php" text:style-name="Internet_20_link" text:visited-style-name="Visited_20_Internet_20_Link"><text:span text:style-name="T6">remove()</text:span></text:a></text:p>
          </table:table-cell>
          <table:table-cell table:style-name="Таблица8.A2" office:value-type="string">
            <text:p text:style-name="P18">Удаляет выбранный элемент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removeattr.php" text:style-name="Internet_20_link" text:visited-style-name="Visited_20_Internet_20_Link"><text:span text:style-name="T6">removeAttr()</text:span></text:a></text:p>
          </table:table-cell>
          <table:table-cell table:style-name="Таблица8.A2" office:value-type="string">
            <text:p text:style-name="P18">Удаляет указанный атрибут у выбр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removeclass.php" text:style-name="Internet_20_link" text:visited-style-name="Visited_20_Internet_20_Link"><text:span text:style-name="T6">removeClass()</text:span></text:a></text:p>
          </table:table-cell>
          <table:table-cell table:style-name="Таблица8.A2" office:value-type="string">
            <text:p text:style-name="P18">Удаляет у выбранного элемента один класс или более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replaceall.php" text:style-name="Internet_20_link" text:visited-style-name="Visited_20_Internet_20_Link"><text:span text:style-name="T6">replaceAll()</text:span></text:a></text:p>
          </table:table-cell>
          <table:table-cell table:style-name="Таблица8.A2" office:value-type="string">
            <text:p text:style-name="P18">Заменяет текущий элемент новым содержимым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replacewith.php" text:style-name="Internet_20_link" text:visited-style-name="Visited_20_Internet_20_Link"><text:span text:style-name="T6">replaceWith()</text:span></text:a></text:p>
          </table:table-cell>
          <table:table-cell table:style-name="Таблица8.A2" office:value-type="string">
            <text:p text:style-name="P18">Заменяет текущий элемент новым содержимым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siblings.php" text:style-name="Internet_20_link" text:visited-style-name="Visited_20_Internet_20_Link"><text:span text:style-name="T6">siblings()</text:span></text:a></text:p>
          </table:table-cell>
          <table:table-cell table:style-name="Таблица8.A2" office:value-type="string">
            <text:p text:style-name="P18">Возвращает все элементы братья указ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text.php" text:style-name="Internet_20_link" text:visited-style-name="Visited_20_Internet_20_Link"><text:span text:style-name="T6">text()</text:span></text:a></text:p>
            <text:p text:style-name="P16"/>
          </table:table-cell>
          <table:table-cell table:style-name="Таблица8.A2" office:value-type="string">
            <text:p text:style-name="P18">Устанавливает новое или возвращает текущее текстовое содержимое выбранного элемента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toggleclass.php" text:style-name="Internet_20_link" text:visited-style-name="Visited_20_Internet_20_Link"><text:span text:style-name="T6">toggleClass()</text:span></text:a></text:p>
          </table:table-cell>
          <table:table-cell table:style-name="Таблица8.A2" office:value-type="string">
            <text:p text:style-name="P18">Поочередно присваивает указанные классы выбранному элементу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unwrap.php" text:style-name="Internet_20_link" text:visited-style-name="Visited_20_Internet_20_Link"><text:span text:style-name="T6">unwrap()</text:span></text:a></text:p>
          </table:table-cell>
          <table:table-cell table:style-name="Таблица8.A2" office:value-type="string">
            <text:p text:style-name="P18">Удаляет родительский элемент выбранного элемента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val.php" text:style-name="Internet_20_link" text:visited-style-name="Visited_20_Internet_20_Link"><text:span text:style-name="T6">val()</text:span></text:a></text:p>
            <text:p text:style-name="P16"/>
          </table:table-cell>
          <table:table-cell table:style-name="Таблица8.A2" office:value-type="string">
            <text:p text:style-name="P18">Устанавливает новое или возвращает текущее содержимое атрибута value выбранного элемента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wrap.php" text:style-name="Internet_20_link" text:visited-style-name="Visited_20_Internet_20_Link"><text:span text:style-name="T6">wrap()</text:span></text:a></text:p>
          </table:table-cell>
          <table:table-cell table:style-name="Таблица8.A2" office:value-type="string">
            <text:p text:style-name="P18">Оборачивает каждый выбранный элемент указанным тэгом (или группой тэгов).</text:p>
          </table:table-cell>
        </table:table-row>
        <table:table-row table:style-name="Таблица8.1">
          <table:table-cell table:style-name="Таблица8.A2" office:value-type="string">
            <text:p text:style-name="P11"><text:a xlink:type="simple" xlink:href="http://www.wisdomweb.ru/JQd/wrapall.php" text:style-name="Internet_20_link" text:visited-style-name="Visited_20_Internet_20_Link"><text:span text:style-name="T6">wrapAll()</text:span></text:a></text:p>
          </table:table-cell>
          <table:table-cell table:style-name="Таблица8.A2" office:value-type="string">
            <text:p text:style-name="P18">Оборачивает группу выбранных элементов указанным тэгом (или группой тэгов).</text:p>
          </table:table-cell>
        </table:table-row>
        <table:table-row>
          <table:table-cell table:style-name="Таблица8.A2" office:value-type="string">
            <text:p text:style-name="P11"><text:a xlink:type="simple" xlink:href="http://www.wisdomweb.ru/JQd/wrapinner.php" text:style-name="Internet_20_link" text:visited-style-name="Visited_20_Internet_20_Link"><text:span text:style-name="T6">wrapInner()</text:span></text:a></text:p>
            <text:p text:style-name="P16"/>
          </table:table-cell>
          <table:table-cell table:style-name="Таблица8.A2" office:value-type="string">
            <text:p text:style-name="P18">Оборачивает содержимое каждого выбранного элемента указанным тэгом (или группой тэгов).</text:p>
          </table:table-cell>
        </table:table-row>
      </table:table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Управление CSS стилями в jQuery</text:p>
      <text:p text:style-name="P2"><text:span text:style-name="T7"/></text:p>
      <text:p text:style-name="P2"><text:span text:style-name="T7">css</text:span>() <text:span text:style-name="T2">- </text:span>можно узнать текущие или устанавливать новые значения свойств оформления элементов.</text:p>
      <text:p text:style-name="P2"/>
      <text:p text:style-name="P5">alert($("#par1").css("color"));</text:p>
      <text:p text:style-name="P5">$("#par2").css("color","red");</text:p>
      <text:p text:style-name="P5">$("#par3").css({"font-size":"27px","color":"red","font-family":"Arial"});</text:p>
      <text:p text:style-name="P5">$("#par4").css("font-size",$("#text1").val()+"px");</text:p>
      <text:p text:style-name="P2"/>
      <text:p text:style-name="P2"><text:span text:style-name="T7">addClass</text:span><text:span text:style-name="T2">()</text:span> <text:span text:style-name="T2">- </text:span>можно добавить указанный класс выбранному элементу (данный метод, добавляя новый класс, не удаляет и не заменяет существующие).</text:p>
      <text:p text:style-name="P2"><text:span text:style-name="T7">removeClass</text:span><text:span text:style-name="T2">()</text:span> <text:span text:style-name="T2">- </text:span>можно удалить указанный класс у выбранного элемента.</text:p>
      <text:p text:style-name="P2"><text:span text:style-name="T7">toggleClass</text:span><text:span text:style-name="T2">()</text:span> <text:span text:style-name="T2">- </text:span>можно переключатся между удалением и добавлением класса выбранного элемента.</text:p>
      <text:p text:style-name="P2"/>
      <text:p text:style-name="P5">$("#par1").addClass("blp");</text:p>
      <text:p text:style-name="P5">$("#par1").removeClass("blp");</text:p>
      <text:p text:style-name="P5">$("#par1").toggleClass("blp");</text:p>
      <text:p text:style-name="P13"><text:bookmark text:name="extab7"/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25">Метод</text:p>
          </table:table-cell>
          <table:table-cell table:style-name="Таблица9.A1" office:value-type="string">
            <text:p text:style-name="P25">Описание</text:p>
          </table:table-cell>
        </table:table-row>
        <table:table-row>
          <table:table-cell table:style-name="Таблица9.A2" office:value-type="string">
            <text:p text:style-name="P11"><text:a xlink:type="simple" xlink:href="http://www.wisdomweb.ru/JQd/cssaddclass.php" text:style-name="Internet_20_link" text:visited-style-name="Visited_20_Internet_20_Link"><text:span text:style-name="T5">addClass()</text:span></text:a></text:p>
          </table:table-cell>
          <table:table-cell table:style-name="Таблица9.A2" office:value-type="string">
            <text:p text:style-name="P15">Добавляет указанный класс или классы выбранному элементу.</text:p>
          </table:table-cell>
        </table:table-row>
        <table:table-row table:style-name="Таблица9.1">
          <table:table-cell table:style-name="Таблица9.A2" office:value-type="string">
            <text:p text:style-name="P11"><text:a xlink:type="simple" xlink:href="http://www.wisdomweb.ru/JQd/cssm.php" text:style-name="Internet_20_link" text:visited-style-name="Visited_20_Internet_20_Link"><text:span text:style-name="T4">css()</text:span></text:a></text:p>
            <text:p text:style-name="P15"><text:span text:style-name="T9"/></text:p>
          </table:table-cell>
          <table:table-cell table:style-name="Таблица9.A2" office:value-type="string">
            <text:p text:style-name="P15">Позволяет узнать текущее или установить новое значение указанному CSS свойству (или свойствам) выбранного элемента.</text:p>
          </table:table-cell>
        </table:table-row>
        <table:table-row>
          <table:table-cell table:style-name="Таблица9.A2" office:value-type="string">
            <text:p text:style-name="P11"><text:a xlink:type="simple" xlink:href="http://www.wisdomweb.ru/JQd/csshasclass.php" text:style-name="Internet_20_link" text:visited-style-name="Visited_20_Internet_20_Link"><text:span text:style-name="T5">hasClass()</text:span></text:a></text:p>
          </table:table-cell>
          <table:table-cell table:style-name="Таблица9.A2" office:value-type="string">
            <text:p text:style-name="P15">Проверяет содержит ли выбранный элемент класс с указанным именем.</text:p>
          </table:table-cell>
        </table:table-row>
        <table:table-row table:style-name="Таблица9.1">
          <table:table-cell table:style-name="Таблица9.A2" office:value-type="string">
            <text:p text:style-name="P11"><text:a xlink:type="simple" xlink:href="http://www.wisdomweb.ru/JQd/height.php" text:style-name="Internet_20_link" text:visited-style-name="Visited_20_Internet_20_Link"><text:span text:style-name="T5">height()</text:span></text:a></text:p>
          </table:table-cell>
          <table:table-cell table:style-name="Таблица9.A2" office:value-type="string">
            <text:p text:style-name="P15">Позволяет узнать текущую или установить новую высоту выбранному элементу.</text:p>
          </table:table-cell>
        </table:table-row>
        <table:table-row>
          <table:table-cell table:style-name="Таблица9.A2" office:value-type="string">
            <text:p text:style-name="P11"><text:a xlink:type="simple" xlink:href="http://www.wisdomweb.ru/JQd/offset.php" text:style-name="Internet_20_link" text:visited-style-name="Visited_20_Internet_20_Link"><text:span text:style-name="T4">offset()</text:span></text:a></text:p>
            <text:p text:style-name="P15"><text:span text:style-name="T9"/></text:p>
          </table:table-cell>
          <table:table-cell table:style-name="Таблица9.A2" office:value-type="string">
            <text:p text:style-name="P15">Позволяет узнать текущее или установить новое местоположение выбранного элемента относительно границ текущего документа.</text:p>
          </table:table-cell>
        </table:table-row>
        <table:table-row table:style-name="Таблица9.1">
          <table:table-cell table:style-name="Таблица9.A2" office:value-type="string">
            <text:p text:style-name="P11"><text:a xlink:type="simple" xlink:href="http://www.wisdomweb.ru/JQd/position.php" text:style-name="Internet_20_link" text:visited-style-name="Visited_20_Internet_20_Link"><text:span text:style-name="T4">position()</text:span></text:a></text:p>
            <text:p text:style-name="P15"><text:span text:style-name="T9"/></text:p>
          </table:table-cell>
          <table:table-cell table:style-name="Таблица9.A2" office:value-type="string">
            <text:p text:style-name="P15">Позволяет узнать текущее местоположение выбранного элемента относительно родительского.</text:p>
          </table:table-cell>
        </table:table-row>
        <table:table-row>
          <table:table-cell table:style-name="Таблица9.A2" office:value-type="string">
            <text:p text:style-name="P11"><text:a xlink:type="simple" xlink:href="http://www.wisdomweb.ru/JQd/cssremoveclass.php" text:style-name="Internet_20_link" text:visited-style-name="Visited_20_Internet_20_Link"><text:span text:style-name="T5">removeClass()</text:span></text:a></text:p>
          </table:table-cell>
          <table:table-cell table:style-name="Таблица9.A2" office:value-type="string">
            <text:p text:style-name="P15">Удаляет у выбранного элемента один класс или более.</text:p>
          </table:table-cell>
        </table:table-row>
        <table:table-row table:style-name="Таблица9.1">
          <table:table-cell table:style-name="Таблица9.A2" office:value-type="string">
            <text:p text:style-name="P11"><text:a xlink:type="simple" xlink:href="http://www.wisdomweb.ru/JQd/scrollleft.php" text:style-name="Internet_20_link" text:visited-style-name="Visited_20_Internet_20_Link"><text:span text:style-name="T4">scrollLeft()</text:span></text:a></text:p>
            <text:p text:style-name="P15"><text:span text:style-name="T9"/></text:p>
          </table:table-cell>
          <table:table-cell table:style-name="Таблица9.A2" office:value-type="string">
            <text:p text:style-name="P15">Позволяет узнать текущую или установить новую позицию полосы прокрутки выбранного элемента по вертикали.</text:p>
          </table:table-cell>
        </table:table-row>
        <table:table-row>
          <table:table-cell table:style-name="Таблица9.A2" office:value-type="string">
            <text:p text:style-name="P11"><text:a xlink:type="simple" xlink:href="http://www.wisdomweb.ru/JQd/scrolltop.php" text:style-name="Internet_20_link" text:visited-style-name="Visited_20_Internet_20_Link"><text:span text:style-name="T4">scrollTop()</text:span></text:a></text:p>
            <text:p text:style-name="P15"><text:span text:style-name="T9"/></text:p>
          </table:table-cell>
          <table:table-cell table:style-name="Таблица9.A2" office:value-type="string">
            <text:p text:style-name="P15">Позволяет узнать текущую или установить новую позицию полосы прокрутки выбранного элемента по горизонтали.</text:p>
          </table:table-cell>
        </table:table-row>
        <table:table-row table:style-name="Таблица9.1">
          <table:table-cell table:style-name="Таблица9.A2" office:value-type="string">
            <text:p text:style-name="P11"><text:a xlink:type="simple" xlink:href="http://www.wisdomweb.ru/JQd/csstoggleclass.php" text:style-name="Internet_20_link" text:visited-style-name="Visited_20_Internet_20_Link"><text:span text:style-name="T5">toggleClass()</text:span></text:a></text:p>
          </table:table-cell>
          <table:table-cell table:style-name="Таблица9.A2" office:value-type="string">
            <text:p text:style-name="P15">Поочередно присваивает указанные классы выбранному элементу.</text:p>
          </table:table-cell>
        </table:table-row>
        <table:table-row>
          <table:table-cell table:style-name="Таблица9.A2" office:value-type="string">
            <text:p text:style-name="P11"><text:a xlink:type="simple" xlink:href="http://www.wisdomweb.ru/JQd/width.php" text:style-name="Internet_20_link" text:visited-style-name="Visited_20_Internet_20_Link"><text:span text:style-name="T4">width()</text:span></text:a></text:p>
            <text:p text:style-name="P15"><text:span text:style-name="T9"/></text:p>
          </table:table-cell>
          <table:table-cell table:style-name="Таблица9.A2" office:value-type="string">
            <text:p text:style-name="P15">Позволяет узнать текущую или установить новую ширину выбранному элементу.</text:p>
          </table:table-cell>
        </table:table-row>
      </table:table>
      <text:p text:style-name="P29"/>
      <text:p text:style-name="P26"/>
      <text:p text:style-name="P3"><text:soft-page-break/>Создание AJAX запросов в jQuery</text:p>
      <text:p text:style-name="P2"><text:span text:style-name="T3">load</text:span><text:span text:style-name="T2">() - </text:span>простой запрос с передачей данных</text:p>
      <text:p text:style-name="P5">$(document).ready(function(){</text:p>
      <text:p text:style-name="P5"><text:tab/>$("#but1").click(function(){</text:p>
      <text:p text:style-name="P5"><text:tab/><text:tab/>$("#par1").load("add.php","x=4&amp;y=5");</text:p>
      <text:p text:style-name="P5"><text:tab/>});</text:p>
      <text:p text:style-name="P5">});</text:p>
      <text:p text:style-name="P2"/>
      <text:p text:style-name="P2">Сопровождающие функции позволяют выполнять различный код в зависимости от состояния выполнения AJAX запроса.</text:p>
      <text:p text:style-name="P2"/>
      <text:p text:style-name="P2"><text:span text:style-name="T7">ajaxSend</text:span>() - выполняет переданный в него код во время отправления AJAX запроса.</text:p>
      <text:p text:style-name="P2"><text:span text:style-name="T7">ajaxComplete</text:span>() - выполняет переданный в него код после завершения выполнения AJAX запроса (при этом неважно произошла ошибка или нет).</text:p>
      <text:p text:style-name="P2"><text:span text:style-name="T7">ajaxSuccess</text:span><text:span text:style-name="T2">()</text:span> <text:span text:style-name="T2">- </text:span>выполняет переданный в него код, если выполнение AJAX запроса завершается успешно.</text:p>
      <text:p text:style-name="P2"><text:span text:style-name="T7">ajaxError</text:span><text:span text:style-name="T2">()</text:span> <text:span text:style-name="T2">- </text:span>выполняет переданный в него код, если выполнение AJAX запроса завершается с ошибкой.</text:p>
      <text:p text:style-name="P2"/>
      <text:p text:style-name="P5">$(document).ready(function(){</text:p>
      <text:p text:style-name="P5"><text:tab/>$("#par1").ajaxSend(function(){</text:p>
      <text:p text:style-name="P5"><text:tab/><text:tab/>$("#img1").css("display","block");</text:p>
      <text:p text:style-name="P5"><text:tab/>});</text:p>
      <text:p text:style-name="P5"><text:tab/>$("#par1").ajaxComplete(function(){</text:p>
      <text:p text:style-name="P5"><text:tab/><text:tab/>$("#img1").css("display","none");</text:p>
      <text:p text:style-name="P5"><text:tab/>});</text:p>
      <text:p text:style-name="P5"><text:tab/>$("#par1").ajaxError(function(){</text:p>
      <text:p text:style-name="P5"><text:tab/><text:tab/>alert("ошибка");</text:p>
      <text:p text:style-name="P5"><text:tab/>});</text:p>
      <text:p text:style-name="P5"><text:tab/>$("#par1").ajaxSuccess(function(){</text:p>
      <text:p text:style-name="P5"><text:tab/><text:tab/>alert("AJAX запрос успешно выполнен!");</text:p>
      <text:p text:style-name="P5"><text:tab/>});</text:p>
      <text:p text:style-name="P5"><text:tab/>$("#but1").click(function(){</text:p>
      <text:p text:style-name="P5"><text:tab/><text:tab/>$("#par1").load("add.php","x=10&amp;y=100");</text:p>
      <text:p text:style-name="P5"><text:tab/>});</text:p>
      <text:p text:style-name="P5">});</text:p>
      <text:p text:style-name="P2"/>
      <text:p text:style-name="P2"><text:span text:style-name="T7">ajaxStart</text:span>() и <text:span text:style-name="T7">ajaxStop</text:span>() используются для сопровождения группы AJAX запросов.</text:p>
      <text:p text:style-name="P2"><text:span text:style-name="T7">ajaxStart</text:span>() - выполняет переданный в него код при отправке первого запроса из группы.</text:p>
      <text:p text:style-name="P2"><text:span text:style-name="T7">ajaxStop</text:span>() - выполняет переданный в него код при завершении последнего запроса из группы.</text:p>
      <text:p text:style-name="P5"><text:soft-page-break/>$(document).ready(function(){</text:p>
      <text:p text:style-name="P5"><text:tab/>$("#par1").ajaxStart(function(){</text:p>
      <text:p text:style-name="P5"><text:tab/><text:tab/>$("#wrap").css("display","block");</text:p>
      <text:p text:style-name="P5"><text:tab/>});</text:p>
      <text:p text:style-name="P5"><text:tab/>$("#par1").ajaxStop(function(){</text:p>
      <text:p text:style-name="P5"><text:tab/><text:tab/>$("#wrap").css("display","none");</text:p>
      <text:p text:style-name="P5"><text:tab/>});</text:p>
      <text:p text:style-name="P5"><text:tab/>$("#but1").click(function(){</text:p>
      <text:p text:style-name="P5"><text:tab/><text:tab/>$("#par1").load("add.php","x=5&amp;=10");</text:p>
      <text:p text:style-name="P5"><text:tab/><text:tab/>$("#par1").load("add.php","x=10&amp;y=100");</text:p>
      <text:p text:style-name="P5"><text:tab/><text:tab/>$("#par1").load("testfile.txt");</text:p>
      <text:p text:style-name="P5"><text:tab/><text:tab/>$("#par1").load("add.php","x=45&amp;y=32");</text:p>
      <text:p text:style-name="P5"><text:tab/>});</text:p>
      <text:p text:style-name="P5">});</text:p>
      <text:p text:style-name="P5"><text:bookmark text:name="extab8"/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25">Метод</text:p>
          </table:table-cell>
          <table:table-cell table:style-name="Таблица10.A1" office:value-type="string">
            <text:p text:style-name="P25">Описание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ajaxm.php" text:style-name="Internet_20_link" text:visited-style-name="Visited_20_Internet_20_Link"><text:span text:style-name="T5">$.ajax()</text:span></text:a></text:p>
          </table:table-cell>
          <table:table-cell table:style-name="Таблица10.A2" office:value-type="string">
            <text:p text:style-name="P15">Выполняет AJAX запрос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ajaxcomplete.php" text:style-name="Internet_20_link" text:visited-style-name="Visited_20_Internet_20_Link"><text:span text:style-name="T4">ajaxComplete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Определяет функцию, код которой будет выполнен когда AJAX запрос будет совершен.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ajaxerror.php" text:style-name="Internet_20_link" text:visited-style-name="Visited_20_Internet_20_Link"><text:span text:style-name="T4">ajaxError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Определяет функцию, код которой будет выполнен если во время выполнения AJAX запроса произойдет ошибка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ajaxsend.php" text:style-name="Internet_20_link" text:visited-style-name="Visited_20_Internet_20_Link"><text:span text:style-name="T4">ajaxSend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Определяет функцию, код которой будет выполнен перед отправлением AJAX запроса на сервер.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ajaxsetup.php" text:style-name="Internet_20_link" text:visited-style-name="Visited_20_Internet_20_Link"><text:span text:style-name="T5">$.ajaxSetup()</text:span></text:a></text:p>
          </table:table-cell>
          <table:table-cell table:style-name="Таблица10.A2" office:value-type="string">
            <text:p text:style-name="P15">Позволяет установить данные для будущих AJAX запросов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ajaxstart.php" text:style-name="Internet_20_link" text:visited-style-name="Visited_20_Internet_20_Link"><text:span text:style-name="T4">ajaxStart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Определяет функцию, код которой будет выполнен перед тем, как первый AJAX запрос из группы запросов будет отправлен на сервер.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ajaxstop.php" text:style-name="Internet_20_link" text:visited-style-name="Visited_20_Internet_20_Link"><text:span text:style-name="T4">ajaxStop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Определяет функцию, код которой будет выполнен, когда последний AJAX запрос из группы запросов будет совершен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ajaxsuccess.php" text:style-name="Internet_20_link" text:visited-style-name="Visited_20_Internet_20_Link"><text:span text:style-name="T4">ajaxSuccess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Определяет функцию, код которой будет выполнен если AJAX запрос будет совершен успешно.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get.php" text:style-name="Internet_20_link" text:visited-style-name="Visited_20_Internet_20_Link"><text:span text:style-name="T5">$.get()</text:span></text:a></text:p>
          </table:table-cell>
          <table:table-cell table:style-name="Таблица10.A2" office:value-type="string">
            <text:p text:style-name="P15">Позволяет загрузить данные с сервера используя HTTP запрос GET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getjson.php" text:style-name="Internet_20_link" text:visited-style-name="Visited_20_Internet_20_Link"><text:span text:style-name="T5">$.getJSON()</text:span></text:a></text:p>
          </table:table-cell>
          <table:table-cell table:style-name="Таблица10.A2" office:value-type="string">
            <text:p text:style-name="P15">Позволяет загрузить JSON - данные с сервера используя HTTP запрос GET.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getscript.php" text:style-name="Internet_20_link" text:visited-style-name="Visited_20_Internet_20_Link"><text:span text:style-name="T5">$.getScript()</text:span></text:a></text:p>
          </table:table-cell>
          <table:table-cell table:style-name="Таблица10.A2" office:value-type="string">
            <text:p text:style-name="P15">Позволяет загрузить с сервера JavaScript код и исполнить его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load.php" text:style-name="Internet_20_link" text:visited-style-name="Visited_20_Internet_20_Link"><text:span text:style-name="T4">load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Позволяет загрузить данные с сервера и вставить их в содержимое выбранного HTML элемента.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param.php" text:style-name="Internet_20_link" text:visited-style-name="Visited_20_Internet_20_Link"><text:span text:style-name="T5">$.param()</text:span></text:a></text:p>
          </table:table-cell>
          <table:table-cell table:style-name="Таблица10.A2" office:value-type="string">
            <text:p text:style-name="P15">Позволяет создать сериализованное представление массива или объекта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post.php" text:style-name="Internet_20_link" text:visited-style-name="Visited_20_Internet_20_Link"><text:span text:style-name="T5">$.post()</text:span></text:a></text:p>
          </table:table-cell>
          <table:table-cell table:style-name="Таблица10.A2" office:value-type="string">
            <text:p text:style-name="P15">Позволяет загрузить данные с сервера используя HTTP запрос POST.</text:p>
          </table:table-cell>
        </table:table-row>
        <table:table-row>
          <table:table-cell table:style-name="Таблица10.A2" office:value-type="string">
            <text:p text:style-name="P11"><text:a xlink:type="simple" xlink:href="http://www.wisdomweb.ru/JQd/serialize.php" text:style-name="Internet_20_link" text:visited-style-name="Visited_20_Internet_20_Link"><text:span text:style-name="T4">serialize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Позволяет закодировать группу элементов формы как строку для отправки с помощью AJAX запроса.</text:p>
          </table:table-cell>
        </table:table-row>
        <table:table-row table:style-name="Таблица10.1">
          <table:table-cell table:style-name="Таблица10.A2" office:value-type="string">
            <text:p text:style-name="P11"><text:a xlink:type="simple" xlink:href="http://www.wisdomweb.ru/JQd/serializearray.php" text:style-name="Internet_20_link" text:visited-style-name="Visited_20_Internet_20_Link"><text:span text:style-name="T4">serializeArray()</text:span></text:a></text:p>
            <text:p text:style-name="P15"><text:span text:style-name="T9"/></text:p>
          </table:table-cell>
          <table:table-cell table:style-name="Таблица10.A2" office:value-type="string">
            <text:p text:style-name="P15">Позволяет закодировать группу элементов формы как массив из их имен и значений.</text:p>
          </table:table-cell>
        </table:table-row>
      </table:table>
      <text:p text:style-name="P2"><text:soft-page-break/>Низкоуровневые AJAX запросы - предоставляют более широкую функциональность</text:p>
      <text:p text:style-name="P5">$("#but1").click(function(){</text:p>
      <text:p text:style-name="P5"><text:tab/>$.ajax({</text:p>
      <text:p text:style-name="P5"><text:tab/><text:tab/>url:"add.php", </text:p>
      <text:p text:style-name="P5"><text:tab/><text:tab/>data:"x=4&amp;y=5", </text:p>
      <text:p text:style-name="P5"><text:tab/><text:tab/>success:function(result){</text:p>
      <text:p text:style-name="P5"><text:tab/><text:tab/><text:tab/>$("#par1").html(result)}</text:p>
      <text:p text:style-name="P5"><text:tab/>});</text:p>
      <text:p text:style-name="P5">});</text:p>
      <text:p text:style-name="P2"><text:bookmark text:name="extab9"/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25">Свойство</text:p>
          </table:table-cell>
          <table:table-cell table:style-name="Таблица11.A1" office:value-type="string">
            <text:p text:style-name="P25">Описание</text:p>
          </table:table-cell>
        </table:table-row>
        <table:table-row>
          <table:table-cell table:style-name="Таблица11.A2" office:value-type="string">
            <text:p text:style-name="P23">async</text:p>
            <text:p text:style-name="P22"/>
            <text:p text:style-name="P22"/>
            <text:p text:style-name="P22"/>
          </table:table-cell>
          <table:table-cell table:style-name="Таблица11.A2" office:value-type="string">
            <text:p text:style-name="P11">По умолчанию все запросы отсылаются асинхронно (т.е. значение данного параметра по умолчанию равно <text:span text:style-name="T12">true</text:span>). Если Вы хотите, чтобы Ваш запрос был отослан синхронно установите значение данного параметра равным <text:span text:style-name="T12">false</text:span>.</text:p>
          </table:table-cell>
        </table:table-row>
        <table:table-row table:style-name="Таблица11.1">
          <table:table-cell table:style-name="Таблица11.A2" office:value-type="string">
            <text:p text:style-name="P22">beforeSend(jqXHR, настройки)</text:p>
            <text:p text:style-name="P22"/>
          </table:table-cell>
          <table:table-cell table:style-name="Таблица11.A2" office:value-type="string">
            <text:p text:style-name="P11">Функция обратного вызова, код которой будет выполнен перед тем, как запрос будет отправлен на сервер. Если данная функция вернет <text:span text:style-name="T12">false</text:span> запрос не будет отправлен.</text:p>
          </table:table-cell>
        </table:table-row>
        <table:table-row>
          <table:table-cell table:style-name="Таблица11.A2" office:value-type="string">
            <text:p text:style-name="P22">complete(jqXHR, статус)</text:p>
          </table:table-cell>
          <table:table-cell table:style-name="Таблица11.A2" office:value-type="string">
            <text:p text:style-name="P11">Функция, код которой будет выполнен после того, как запрос будет выполнен (вызывается после выполнения функций <text:span text:style-name="T12">success</text:span> и <text:span text:style-name="T12">error</text:span>).</text:p>
          </table:table-cell>
        </table:table-row>
        <table:table-row table:style-name="Таблица11.1">
          <table:table-cell table:style-name="Таблица11.A2" office:value-type="string">
            <text:p text:style-name="P23">contentType</text:p>
            <text:p text:style-name="P22"/>
            <text:p text:style-name="P22"/>
          </table:table-cell>
          <table:table-cell table:style-name="Таблица11.A2" office:value-type="string">
            <text:p text:style-name="P11">Указывает тип содержимого, которое будет передано на сервер. Значение по умолчанию "<text:span text:style-name="T12">application/x-www-form-urlencoded</text:span>" (подходит в большинстве случаев).</text:p>
          </table:table-cell>
        </table:table-row>
        <table:table-row>
          <table:table-cell table:style-name="Таблица11.A2" office:value-type="string">
            <text:p text:style-name="P23">context</text:p>
            <text:p text:style-name="P22"/>
          </table:table-cell>
          <table:table-cell table:style-name="Таблица11.A2" office:value-type="string">
            <text:p text:style-name="P11">Позволяет явно установить значение "<text:span text:style-name="T12">this</text:span>" для всех функций обратного вызова.</text:p>
          </table:table-cell>
        </table:table-row>
        <table:table-row table:style-name="Таблица11.1">
          <table:table-cell table:style-name="Таблица11.A2" office:value-type="string">
            <text:p text:style-name="P22">data</text:p>
          </table:table-cell>
          <table:table-cell table:style-name="Таблица11.A2" office:value-type="string">
            <text:p text:style-name="P11">Данные, которые будут переданы на сервер с запросом.</text:p>
          </table:table-cell>
        </table:table-row>
        <table:table-row>
          <table:table-cell table:style-name="Таблица11.A2" office:value-type="string">
            <text:p text:style-name="P22">dataType</text:p>
          </table:table-cell>
          <table:table-cell table:style-name="Таблица11.A2" office:value-type="string">
            <text:p text:style-name="P11">Ожидаемый для приема с сервера тип данных.</text:p>
          </table:table-cell>
        </table:table-row>
        <table:table-row table:style-name="Таблица11.1">
          <table:table-cell table:style-name="Таблица11.A2" office:value-type="string">
            <text:p text:style-name="P22">error(jqXHR, статус, ошибка)</text:p>
          </table:table-cell>
          <table:table-cell table:style-name="Таблица11.A2" office:value-type="string">
            <text:p text:style-name="P11">Функция, код которой будет выполнен если во время исполнения запроса произойдет ошибка.</text:p>
          </table:table-cell>
        </table:table-row>
        <table:table-row>
          <table:table-cell table:style-name="Таблица11.A2" office:value-type="string">
            <text:p text:style-name="P22">jsonp</text:p>
          </table:table-cell>
          <table:table-cell table:style-name="Таблица11.A2" office:value-type="string">
            <text:p text:style-name="P11">Строка определяющая имя функции обратного вызова в <text:span text:style-name="T12">jsonp запросе</text:span>.</text:p>
          </table:table-cell>
        </table:table-row>
        <table:table-row table:style-name="Таблица11.1">
          <table:table-cell table:style-name="Таблица11.A2" office:value-type="string">
            <text:p text:style-name="P22">jsonpCallback</text:p>
          </table:table-cell>
          <table:table-cell table:style-name="Таблица11.A2" office:value-type="string">
            <text:p text:style-name="P11">Устанавливает имя функции обратного вызова для <text:span text:style-name="T12">jsonp запроса</text:span>.</text:p>
          </table:table-cell>
        </table:table-row>
        <table:table-row>
          <table:table-cell table:style-name="Таблица11.A2" office:value-type="string">
            <text:p text:style-name="P23">password</text:p>
            <text:p text:style-name="P22"/>
          </table:table-cell>
          <table:table-cell table:style-name="Таблица11.A2" office:value-type="string">
            <text:p text:style-name="P11">Устанавливает пароль, который будет использоваться для HTTP аутентификации.</text:p>
          </table:table-cell>
        </table:table-row>
        <table:table-row table:style-name="Таблица11.1">
          <table:table-cell table:style-name="Таблица11.A2" office:value-type="string">
            <text:p text:style-name="P23">processData</text:p>
            <text:p text:style-name="P22"/>
          </table:table-cell>
          <table:table-cell table:style-name="Таблица11.A2" office:value-type="string">
            <text:p text:style-name="P11">Логическое значение устанавливающее должны ли данные передающиеся с запросом преобразовываться в строку или нет. <text:span text:style-name="T12">Значение по умолчанию true</text:span>.</text:p>
          </table:table-cell>
        </table:table-row>
        <table:table-row>
          <table:table-cell table:style-name="Таблица11.A2" office:value-type="string">
            <text:p text:style-name="P22">scriptCharset</text:p>
          </table:table-cell>
          <table:table-cell table:style-name="Таблица11.A2" office:value-type="string">
            <text:p text:style-name="P11">Устанавливает кодировку запроса.</text:p>
          </table:table-cell>
        </table:table-row>
        <table:table-row table:style-name="Таблица11.1">
          <table:table-cell table:style-name="Таблица11.A2" office:value-type="string">
            <text:p text:style-name="P22">success(результат, статус, jqXHR)</text:p>
          </table:table-cell>
          <table:table-cell table:style-name="Таблица11.A2" office:value-type="string">
            <text:p text:style-name="P11">Функция, код которой будет выполнен если запрос будет завершен успешно. Параметр <text:span text:style-name="T12">результат</text:span> содержит результат полученный от сервера.</text:p>
          </table:table-cell>
        </table:table-row>
        <table:table-row>
          <table:table-cell table:style-name="Таблица11.A2" office:value-type="string">
            <text:p text:style-name="P22">type</text:p>
          </table:table-cell>
          <table:table-cell table:style-name="Таблица11.A2" office:value-type="string">
            <text:p text:style-name="P11">Устанавливает тип запроса (GET или POST). <text:span text:style-name="T12">Значение по умолчанию GET</text:span>.</text:p>
          </table:table-cell>
        </table:table-row>
        <table:table-row table:style-name="Таблица11.1">
          <table:table-cell table:style-name="Таблица11.A2" office:value-type="string">
            <text:p text:style-name="P22">url</text:p>
          </table:table-cell>
          <table:table-cell table:style-name="Таблица11.A2" office:value-type="string">
            <text:p text:style-name="P11">Строка указывающая URL, на который будет отправлен запрос.</text:p>
          </table:table-cell>
        </table:table-row>
        <table:table-row>
          <table:table-cell table:style-name="Таблица11.A2" office:value-type="string">
            <text:p text:style-name="P22">xhr</text:p>
          </table:table-cell>
          <table:table-cell table:style-name="Таблица11.A2" office:value-type="string">
            <text:p text:style-name="P11">Функция обратного вызова для создания объекта XMLHttpRequest.</text:p>
          </table:table-cell>
        </table:table-row>
      </table:table>
      <text:p text:style-name="P2"><text:soft-page-break/><text:span text:style-name="T7">jQuery UI</text:span> </text:p>
      <text:p text:style-name="P2">Представляет собой группу плагинов jQuery облегчающих создание интерфейса веб-приложений.</text:p>
      <text:p text:style-name="P5">$(document).ready(function(){</text:p>
      <text:p text:style-name="P5"><text:tab/>$("#drag").draggable();</text:p>
      <text:p text:style-name="P5"><text:tab/>$("#sortable").sortable();</text:p>
      <text:p text:style-name="P5"><text:tab/>$("#sortable").disableSelection();</text:p>
      <text:p text:style-name="P5"><text:tab/>$("#datepicker").datepicker({ </text:p>
      <text:p text:style-name="P5"><text:tab/><text:tab/>monthNames:["Январь","Февраль","Март","Апрель",</text:p>
      <text:p text:style-name="P5"><text:tab/><text:tab/><text:tab/><text:tab/><text:tab/>"Май","Июнь","Июль","Август", <text:s/></text:p>
      <text:p text:style-name="P5"><text:tab/><text:tab/><text:tab/><text:tab/><text:tab/>"Сентябрь","Октябрь","Ноябрь","Декабрь"],</text:p>
      <text:p text:style-name="P5"><text:tab/><text:tab/>dayNamesMin: ["Пн", "Вт", "Ср", "Чт", "Пт", "Сб", "Вс"]</text:p>
      <text:p text:style-name="P5"><text:tab/>});</text:p>
      <text:p text:style-name="P5">});</text:p>
      <text:p text:style-name="P2">Удаленное подключение jQuery UI</text:p>
      <text:p text:style-name="P5">&lt;script src="<text:a xlink:type="simple" xlink:href="http://ajax.googleapis.com/ajax/libs/jquery/1.5/jquery.min.js" text:style-name="Internet_20_link" text:visited-style-name="Visited_20_Internet_20_Link"><text:span text:style-name="T11">http://ajax.googleapis.com/ajax/libs/jquery/1.5/jquery.min.js</text:span></text:a>"&gt;<text:line-break/>&lt;/script&gt;</text:p>
      <text:p text:style-name="P5">&lt;link rel="stylesheet" type="text/css"<text:line-break/>href="<text:a xlink:type="simple" xlink:href="http://ajax.googleapis.com/ajax/libs/jqueryui/1.8/themes/base/jquery-ui.css" text:style-name="Internet_20_link" text:visited-style-name="Visited_20_Internet_20_Link"><text:span text:style-name="T11">http://ajax.googleapis.com/ajax/libs/jqueryui/1.8/themes/base/jquery-ui.css</text:span></text:a>"/&gt;</text:p>
      <text:p text:style-name="P5">&lt;script <text:line-break/>src="<text:a xlink:type="simple" xlink:href="http://ajax.googleapis.com/ajax/libs/jqueryui/1.8/jquery-ui.min.js" text:style-name="Internet_20_link" text:visited-style-name="Visited_20_Internet_20_Link"><text:span text:style-name="T11">http://ajax.googleapis.com/ajax/libs/jqueryui/1.8/jquery-ui.min.js</text:span></text:a>"&gt;<text:line-break/>&lt;/script&gt;<text:bookmark text:name="extab10"/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25">Метод</text:p>
          </table:table-cell>
          <table:table-cell table:style-name="Таблица12.A1" office:value-type="string">
            <text:p text:style-name="P25">Описание</text:p>
          </table:table-cell>
        </table:table-row>
        <table:table-row>
          <table:table-cell table:style-name="Таблица12.A2" office:value-type="string">
            <text:p text:style-name="P11"><text:a xlink:type="simple" xlink:href="http://www.wisdomweb.ru/JQd/draggable.php" text:style-name="Internet_20_link" text:visited-style-name="Visited_20_Internet_20_Link"><text:span text:style-name="T5">draggable</text:span></text:a></text:p>
          </table:table-cell>
          <table:table-cell table:style-name="Таблица12.A2" office:value-type="string">
            <text:p text:style-name="P15">Позволяет сделать выбранный элемент перетаскиваемым.</text:p>
          </table:table-cell>
        </table:table-row>
        <table:table-row table:style-name="Таблица12.1">
          <table:table-cell table:style-name="Таблица12.A2" office:value-type="string">
            <text:p text:style-name="P11"><text:a xlink:type="simple" xlink:href="http://www.wisdomweb.ru/JQd/droppable.php" text:style-name="Internet_20_link" text:visited-style-name="Visited_20_Internet_20_Link"><text:span text:style-name="T5">droppable</text:span></text:a></text:p>
          </table:table-cell>
          <table:table-cell table:style-name="Таблица12.A2" office:value-type="string">
            <text:p text:style-name="P15">Определяет область для приема перетаскиваемого элемента.</text:p>
          </table:table-cell>
        </table:table-row>
        <table:table-row>
          <table:table-cell table:style-name="Таблица12.A2" office:value-type="string">
            <text:p text:style-name="P11"><text:a xlink:type="simple" xlink:href="http://www.wisdomweb.ru/JQd/resizable.php" text:style-name="Internet_20_link" text:visited-style-name="Visited_20_Internet_20_Link"><text:span text:style-name="T5">resizable</text:span></text:a></text:p>
          </table:table-cell>
          <table:table-cell table:style-name="Таблица12.A2" office:value-type="string">
            <text:p text:style-name="P15">Позволяет сделать выбранный элемент растягиваемым.</text:p>
          </table:table-cell>
        </table:table-row>
        <table:table-row table:style-name="Таблица12.1">
          <table:table-cell table:style-name="Таблица12.A2" office:value-type="string">
            <text:p text:style-name="P11"><text:a xlink:type="simple" xlink:href="http://www.wisdomweb.ru/JQd/selectable.php" text:style-name="Internet_20_link" text:visited-style-name="Visited_20_Internet_20_Link"><text:span text:style-name="T5">selectable</text:span></text:a></text:p>
          </table:table-cell>
          <table:table-cell table:style-name="Таблица12.A2" office:value-type="string">
            <text:p text:style-name="P15">Позволяет сделать выбранные элементы выделяемыми.</text:p>
          </table:table-cell>
        </table:table-row>
        <table:table-row>
          <table:table-cell table:style-name="Таблица12.A2" office:value-type="string">
            <text:p text:style-name="P11"><text:a xlink:type="simple" xlink:href="http://www.wisdomweb.ru/JQd/sortable.php" text:style-name="Internet_20_link" text:visited-style-name="Visited_20_Internet_20_Link"><text:span text:style-name="T5">sortable</text:span></text:a></text:p>
          </table:table-cell>
          <table:table-cell table:style-name="Таблица12.A2" office:value-type="string">
            <text:p text:style-name="P15">Позволяет сделать выбранные элементы сортируемыми.</text:p>
          </table:table-cell>
        </table:table-row>
      </table:table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25">Виджет</text:p>
          </table:table-cell>
          <table:table-cell table:style-name="Таблица13.A1" office:value-type="string">
            <text:p text:style-name="P25">Описание</text:p>
          </table:table-cell>
        </table:table-row>
        <table:table-row>
          <table:table-cell table:style-name="Таблица13.A2" office:value-type="string">
            <text:p text:style-name="P11"><text:a xlink:type="simple" xlink:href="http://www.wisdomweb.ru/JQd/accordion.php" text:style-name="Internet_20_link" text:visited-style-name="Visited_20_Internet_20_Link"><text:span text:style-name="T5">accordion</text:span></text:a></text:p>
          </table:table-cell>
          <table:table-cell table:style-name="Таблица13.A2" office:value-type="string">
            <text:p text:style-name="P15">Превращает выбранный элемент в виджет accordion.</text:p>
          </table:table-cell>
        </table:table-row>
        <table:table-row table:style-name="Таблица13.1">
          <table:table-cell table:style-name="Таблица13.A2" office:value-type="string">
            <text:p text:style-name="P11"><text:a xlink:type="simple" xlink:href="http://www.wisdomweb.ru/JQd/autocomplete.php" text:style-name="Internet_20_link" text:visited-style-name="Visited_20_Internet_20_Link"><text:span text:style-name="T5">autocomplete</text:span></text:a></text:p>
          </table:table-cell>
          <table:table-cell table:style-name="Таблица13.A2" office:value-type="string">
            <text:p text:style-name="P15">Превращает выбранный элемент в виджет autocomplete.</text:p>
          </table:table-cell>
        </table:table-row>
        <table:table-row>
          <table:table-cell table:style-name="Таблица13.A2" office:value-type="string">
            <text:p text:style-name="P11"><text:a xlink:type="simple" xlink:href="http://www.wisdomweb.ru/JQd/button.php" text:style-name="Internet_20_link" text:visited-style-name="Visited_20_Internet_20_Link"><text:span text:style-name="T4">button</text:span></text:a></text:p>
            <text:p text:style-name="P11"><text:span text:style-name="T5"/></text:p>
          </table:table-cell>
          <table:table-cell table:style-name="Таблица13.A2" office:value-type="string">
            <text:p text:style-name="P15">Превращает выбранный элемент в стилизованную кнопку, внешний вид которой можно настраивать.</text:p>
          </table:table-cell>
        </table:table-row>
        <table:table-row table:style-name="Таблица13.1">
          <table:table-cell table:style-name="Таблица13.A2" office:value-type="string">
            <text:p text:style-name="P11"><text:a xlink:type="simple" xlink:href="http://www.wisdomweb.ru/JQd/datepicker.php" text:style-name="Internet_20_link" text:visited-style-name="Visited_20_Internet_20_Link"><text:span text:style-name="T5">datepicker</text:span></text:a></text:p>
          </table:table-cell>
          <table:table-cell table:style-name="Таблица13.A2" office:value-type="string">
            <text:p text:style-name="P15">Превращает выбранный элемент в виджет datepicker.</text:p>
          </table:table-cell>
        </table:table-row>
        <table:table-row>
          <table:table-cell table:style-name="Таблица13.A2" office:value-type="string">
            <text:p text:style-name="P11"><text:a xlink:type="simple" xlink:href="http://www.wisdomweb.ru/JQd/dialog.php" text:style-name="Internet_20_link" text:visited-style-name="Visited_20_Internet_20_Link"><text:span text:style-name="T5">dialog</text:span></text:a></text:p>
          </table:table-cell>
          <table:table-cell table:style-name="Таблица13.A2" office:value-type="string">
            <text:p text:style-name="P15">Превращает выбранный элемент в диалоговое окно.</text:p>
          </table:table-cell>
        </table:table-row>
        <table:table-row table:style-name="Таблица13.1">
          <table:table-cell table:style-name="Таблица13.A2" office:value-type="string">
            <text:p text:style-name="P11"><text:a xlink:type="simple" xlink:href="http://www.wisdomweb.ru/JQd/progressbar.php" text:style-name="Internet_20_link" text:visited-style-name="Visited_20_Internet_20_Link"><text:span text:style-name="T5">progressbar</text:span></text:a></text:p>
          </table:table-cell>
          <table:table-cell table:style-name="Таблица13.A2" office:value-type="string">
            <text:p text:style-name="P15">Превращает выбранный элемент в полосу загрузки.</text:p>
          </table:table-cell>
        </table:table-row>
        <table:table-row>
          <table:table-cell table:style-name="Таблица13.A2" office:value-type="string">
            <text:p text:style-name="P11"><text:a xlink:type="simple" xlink:href="http://www.wisdomweb.ru/JQd/slider.php" text:style-name="Internet_20_link" text:visited-style-name="Visited_20_Internet_20_Link"><text:span text:style-name="T5">slider</text:span></text:a></text:p>
          </table:table-cell>
          <table:table-cell table:style-name="Таблица13.A2" office:value-type="string">
            <text:p text:style-name="P15">Превращает выбранный элемент в виджет slider.</text:p>
          </table:table-cell>
        </table:table-row>
        <table:table-row table:style-name="Таблица13.1">
          <table:table-cell table:style-name="Таблица13.A2" office:value-type="string">
            <text:p text:style-name="P11"><text:a xlink:type="simple" xlink:href="http://www.wisdomweb.ru/JQd/tabs.php" text:style-name="Internet_20_link" text:visited-style-name="Visited_20_Internet_20_Link"><text:span text:style-name="T5">tabs</text:span></text:a></text:p>
          </table:table-cell>
          <table:table-cell table:style-name="Таблица13.A2" office:value-type="string">
            <text:p text:style-name="P15">Превращает выбранный элемент в виджет tab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7:59:27.58</meta:creation-date>
    <meta:generator>OpenOffice/4.1.2$Win32 OpenOffice.org_project/412m3$Build-9782</meta:generator>
    <dc:date>2017-11-19T09:48:07.57</dc:date>
    <meta:editing-duration>PT11H44M4S</meta:editing-duration>
    <meta:editing-cycles>152</meta:editing-cycles>
    <meta:document-statistic meta:table-count="13" meta:image-count="0" meta:object-count="0" meta:page-count="15" meta:paragraph-count="608" meta:word-count="2802" meta:character-count="25048"/>
  </office:meta>
</office:document-meta>
</file>